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4.318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4.283cm"/>
    </style:style>
    <style:style style:name="co10" style:family="table-column">
      <style:table-column-properties fo:break-before="auto" style:column-width="2.498cm"/>
    </style:style>
    <style:style style:name="co11" style:family="table-column">
      <style:table-column-properties fo:break-before="auto" style:column-width="4.4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buntu Server" table:style-name="ta1">
        <table:shapes>
          <draw:frame draw:z-index="0" draw:style-name="gr1" draw:text-style-name="P1" svg:width="36.037cm" svg:height="20.755cm" svg:x="1.061cm" svg:y="38.919cm">
            <draw:object draw:notify-on-update-of-ranges="'Ubuntu Server'.A7:'Ubuntu Server'.A63 'Ubuntu Server'.A3:'Ubuntu Server'.A3 'Ubuntu Server'.B7:'Ubuntu Server'.B63 'Ubuntu Server'.E3:'Ubuntu Server'.E3 'Ubuntu Server'.F7:'Ubuntu Server'.F63 'Ubuntu Server'.I3:'Ubuntu Server'.I3 'Ubuntu Server'.J7:'Ubuntu Server'.J63 'Ubuntu Server'.M3:'Ubuntu Server'.M3 'Ubuntu Server'.N7:'Ubuntu Server'.N63 'Ubuntu Server'.Q3:'Ubuntu Server'.Q3 'Ubuntu Server'.R7:'Ubuntu Server'.R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Ubuntu Server with 1Gib Ram and 1 CPU core – Tree Search + Move Translator execution tim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Version 4</text:p>
          </table:table-cell>
          <table:table-cell table:number-columns-repeated="3"/>
          <table:table-cell office:value-type="string" calcext:value-type="string">
            <text:p>Version 5</text:p>
          </table:table-cell>
          <table:table-cell table:number-columns-repeated="3"/>
          <table:table-cell office:value-type="string" calcext:value-type="string">
            <text:p>Version 6</text:p>
          </table:table-cell>
          <table:table-cell table:number-columns-repeated="3"/>
          <table:table-cell table:style-name="ce5" office:value-type="string" calcext:value-type="string">
            <text:p>Version 7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Version 8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Commit: 80a00d04619109e9ddda9a7afe3f43efb249afc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Commit: d98b787cb3f565d73090ad0d9ddfd3df057b7d5a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Commit: 727e78e89efaaaaa194dbd3bd389a911336ff0fa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Commit: 873bbd032b2b10ea036ac734e4238f7ac4d307c3</text:p>
          </table:table-cell>
          <table:covered-table-cell table:number-columns-repeated="2" table:style-name="ce5"/>
        </table:table-row>
        <table:table-row table:style-name="ro1">
          <table:table-cell table:style-name="ce1"/>
          <table:table-cell table:number-columns-repeated="11"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ulative Time</text:p>
          </table:table-cell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ulative Time</text:p>
          </table:table-cell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ulative Time</text:p>
          </table:table-cell>
          <table:table-cell/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Comulative Time</text:p>
          </table:table-cell>
          <table:table-cell/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Comulativ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643491744995117" calcext:value-type="float">
            <text:p>0.000643491744995117</text:p>
          </table:table-cell>
          <table:table-cell office:value-type="float" office:value="0.000657558441162109" calcext:value-type="float">
            <text:p>0.000657558441162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604152679443359" calcext:value-type="float">
            <text:p>0.000604152679443359</text:p>
          </table:table-cell>
          <table:table-cell office:value-type="float" office:value="0.000618934631347656" calcext:value-type="float">
            <text:p>0.0006189346313476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556707382202148" calcext:value-type="float">
            <text:p>0.000556707382202148</text:p>
          </table:table-cell>
          <table:table-cell office:value-type="float" office:value="0.000571489334106445" calcext:value-type="float">
            <text:p>0.0005714893341064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528335571289063" calcext:value-type="float">
            <text:p>0.000528335571289063</text:p>
          </table:table-cell>
          <table:table-cell office:value-type="float" office:value="0.000543117523193359" calcext:value-type="float">
            <text:p>0.000543117523193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35319137573242" calcext:value-type="float">
            <text:p>0.000235319137573242</text:p>
          </table:table-cell>
          <table:table-cell office:value-type="float" office:value="0.000250577926635742" calcext:value-type="float">
            <text:p>0.000250577926635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44137573242188" calcext:value-type="float">
            <text:p>0.000944137573242188</text:p>
          </table:table-cell>
          <table:table-cell office:value-type="float" office:value="0.00179386138916016" calcext:value-type="float">
            <text:p>0.00179386138916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813484191894531" calcext:value-type="float">
            <text:p>0.000813484191894531</text:p>
          </table:table-cell>
          <table:table-cell office:value-type="float" office:value="0.00160956382751465" calcext:value-type="float">
            <text:p>0.001609563827514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791549682617188" calcext:value-type="float">
            <text:p>0.000791549682617188</text:p>
          </table:table-cell>
          <table:table-cell office:value-type="float" office:value="0.00152349472045898" calcext:value-type="float">
            <text:p>0.001523494720458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659465789794922" calcext:value-type="float">
            <text:p>0.000659465789794922</text:p>
          </table:table-cell>
          <table:table-cell office:value-type="float" office:value="0.00136327743530273" calcext:value-type="float">
            <text:p>0.001363277435302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370979309082031" calcext:value-type="float">
            <text:p>0.000370979309082031</text:p>
          </table:table-cell>
          <table:table-cell office:value-type="float" office:value="0.000787496566772461" calcext:value-type="float">
            <text:p>0.0007874965667724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80482864379883" calcext:value-type="float">
            <text:p>0.00180482864379883</text:p>
          </table:table-cell>
          <table:table-cell office:value-type="float" office:value="0.00370240211486816" calcext:value-type="float">
            <text:p>0.003702402114868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165987014770508" calcext:value-type="float">
            <text:p>0.00165987014770508</text:p>
          </table:table-cell>
          <table:table-cell office:value-type="float" office:value="0.0033719539642334" calcext:value-type="float">
            <text:p>0.00337195396423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15716552734375" calcext:value-type="float">
            <text:p>0.0015716552734375</text:p>
          </table:table-cell>
          <table:table-cell office:value-type="float" office:value="0.00319814682006836" calcext:value-type="float">
            <text:p>0.003198146820068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134062767028809" calcext:value-type="float">
            <text:p>0.00134062767028809</text:p>
          </table:table-cell>
          <table:table-cell office:value-type="float" office:value="0.00280475616455078" calcext:value-type="float">
            <text:p>0.002804756164550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880718231201172" calcext:value-type="float">
            <text:p>0.000880718231201172</text:p>
          </table:table-cell>
          <table:table-cell office:value-type="float" office:value="0.00176787376403809" calcext:value-type="float">
            <text:p>0.001767873764038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877141952514648" calcext:value-type="float">
            <text:p>0.00877141952514648</text:p>
          </table:table-cell>
          <table:table-cell office:value-type="float" office:value="0.0125775337219238" calcext:value-type="float">
            <text:p>0.01257753372192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741291046142578" calcext:value-type="float">
            <text:p>0.00741291046142578</text:p>
          </table:table-cell>
          <table:table-cell office:value-type="float" office:value="0.0108911991119385" calcext:value-type="float">
            <text:p>0.01089119911193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693893432617188" calcext:value-type="float">
            <text:p>0.00693893432617188</text:p>
          </table:table-cell>
          <table:table-cell office:value-type="float" office:value="0.0102386474609375" calcext:value-type="float">
            <text:p>0.01023864746093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57225227355957" calcext:value-type="float">
            <text:p>0.0057225227355957</text:p>
          </table:table-cell>
          <table:table-cell office:value-type="float" office:value="0.00865483283996582" calcext:value-type="float">
            <text:p>0.008654832839965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334358215332031" calcext:value-type="float">
            <text:p>0.00334358215332031</text:p>
          </table:table-cell>
          <table:table-cell office:value-type="float" office:value="0.00522017478942871" calcext:value-type="float">
            <text:p>0.005220174789428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949406623840332" calcext:value-type="float">
            <text:p>0.00949406623840332</text:p>
          </table:table-cell>
          <table:table-cell office:value-type="float" office:value="0.0221760272979736" calcext:value-type="float">
            <text:p>0.02217602729797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709414482116699" calcext:value-type="float">
            <text:p>0.00709414482116699</text:p>
          </table:table-cell>
          <table:table-cell office:value-type="float" office:value="0.0180928707122803" calcext:value-type="float">
            <text:p>0.01809287071228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67596435546875" calcext:value-type="float">
            <text:p>0.0067596435546875</text:p>
          </table:table-cell>
          <table:table-cell office:value-type="float" office:value="0.0171017646789551" calcext:value-type="float">
            <text:p>0.01710176467895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552582740783691" calcext:value-type="float">
            <text:p>0.00552582740783691</text:p>
          </table:table-cell>
          <table:table-cell office:value-type="float" office:value="0.0142862796783447" calcext:value-type="float">
            <text:p>0.01428627967834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369572639465332" calcext:value-type="float">
            <text:p>0.00369572639465332</text:p>
          </table:table-cell>
          <table:table-cell office:value-type="float" office:value="0.00901699066162109" calcext:value-type="float">
            <text:p>0.00901699066162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787925720214844" calcext:value-type="float">
            <text:p>0.00787925720214844</text:p>
          </table:table-cell>
          <table:table-cell office:value-type="float" office:value="0.0301599502563477" calcext:value-type="float">
            <text:p>0.03015995025634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674772262573242" calcext:value-type="float">
            <text:p>0.00674772262573242</text:p>
          </table:table-cell>
          <table:table-cell office:value-type="float" office:value="0.0249481201171875" calcext:value-type="float">
            <text:p>0.02494812011718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644159317016602" calcext:value-type="float">
            <text:p>0.00644159317016602</text:p>
          </table:table-cell>
          <table:table-cell office:value-type="float" office:value="0.0236549377441406" calcext:value-type="float">
            <text:p>0.02365493774414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540494918823242" calcext:value-type="float">
            <text:p>0.00540494918823242</text:p>
          </table:table-cell>
          <table:table-cell office:value-type="float" office:value="0.0197956562042236" calcext:value-type="float">
            <text:p>0.01979565620422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296735763549805" calcext:value-type="float">
            <text:p>0.00296735763549805</text:p>
          </table:table-cell>
          <table:table-cell office:value-type="float" office:value="0.0120859146118164" calcext:value-type="float">
            <text:p>0.01208591461181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962257385253906" calcext:value-type="float">
            <text:p>0.00962257385253906</text:p>
          </table:table-cell>
          <table:table-cell office:value-type="float" office:value="0.0398564338684082" calcext:value-type="float">
            <text:p>0.03985643386840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799417495727539" calcext:value-type="float">
            <text:p>0.00799417495727539</text:p>
          </table:table-cell>
          <table:table-cell office:value-type="float" office:value="0.0330171585083008" calcext:value-type="float">
            <text:p>0.03301715850830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758266448974609" calcext:value-type="float">
            <text:p>0.00758266448974609</text:p>
          </table:table-cell>
          <table:table-cell office:value-type="float" office:value="0.0313212871551514" calcext:value-type="float">
            <text:p>0.03132128715515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643253326416016" calcext:value-type="float">
            <text:p>0.00643253326416016</text:p>
          </table:table-cell>
          <table:table-cell office:value-type="float" office:value="0.0263020992279053" calcext:value-type="float">
            <text:p>0.02630209922790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336956977844238" calcext:value-type="float">
            <text:p>0.00336956977844238</text:p>
          </table:table-cell>
          <table:table-cell office:value-type="float" office:value="0.0155265331268311" calcext:value-type="float">
            <text:p>0.01552653312683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10406875610352" calcext:value-type="float">
            <text:p>0.0110406875610352</text:p>
          </table:table-cell>
          <table:table-cell office:value-type="float" office:value="0.0509698390960693" calcext:value-type="float">
            <text:p>0.05096983909606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767254829406738" calcext:value-type="float">
            <text:p>0.00767254829406738</text:p>
          </table:table-cell>
          <table:table-cell office:value-type="float" office:value="0.0407629013061523" calcext:value-type="float">
            <text:p>0.04076290130615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724148750305176" calcext:value-type="float">
            <text:p>0.00724148750305176</text:p>
          </table:table-cell>
          <table:table-cell office:value-type="float" office:value="0.0386390686035156" calcext:value-type="float">
            <text:p>0.03863906860351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580525398254395" calcext:value-type="float">
            <text:p>0.00580525398254395</text:p>
          </table:table-cell>
          <table:table-cell office:value-type="float" office:value="0.0322301387786865" calcext:value-type="float">
            <text:p>0.03223013877868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412631034851074" calcext:value-type="float">
            <text:p>0.00412631034851074</text:p>
          </table:table-cell>
          <table:table-cell office:value-type="float" office:value="0.019723653793335" calcext:value-type="float">
            <text:p>0.019723653793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19266223907471" calcext:value-type="float">
            <text:p>0.0419266223907471</text:p>
          </table:table-cell>
          <table:table-cell office:value-type="float" office:value="0.0930068492889404" calcext:value-type="float">
            <text:p>0.09300684928894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350496768951416" calcext:value-type="float">
            <text:p>0.0350496768951416</text:p>
          </table:table-cell>
          <table:table-cell office:value-type="float" office:value="0.0758836269378662" calcext:value-type="float">
            <text:p>0.07588362693786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325243473052979" calcext:value-type="float">
            <text:p>0.0325243473052979</text:p>
          </table:table-cell>
          <table:table-cell office:value-type="float" office:value="0.0712356567382813" calcext:value-type="float">
            <text:p>0.07123565673828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263931751251221" calcext:value-type="float">
            <text:p>0.0263931751251221</text:p>
          </table:table-cell>
          <table:table-cell office:value-type="float" office:value="0.0587334632873535" calcext:value-type="float">
            <text:p>0.05873346328735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50511264801025" calcext:value-type="float">
            <text:p>0.0150511264801025</text:p>
          </table:table-cell>
          <table:table-cell office:value-type="float" office:value="0.0348424911499023" calcext:value-type="float">
            <text:p>0.03484249114990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49018573760986" calcext:value-type="float">
            <text:p>0.0349018573760986</text:p>
          </table:table-cell>
          <table:table-cell office:value-type="float" office:value="0.128064393997192" calcext:value-type="float">
            <text:p>0.1280643939971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70872116088867" calcext:value-type="float">
            <text:p>0.0270872116088867</text:p>
          </table:table-cell>
          <table:table-cell office:value-type="float" office:value="0.103087186813354" calcext:value-type="float">
            <text:p>0.1030871868133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54590511322022" calcext:value-type="float">
            <text:p>0.0254590511322022</text:p>
          </table:table-cell>
          <table:table-cell office:value-type="float" office:value="0.0968434810638428" calcext:value-type="float">
            <text:p>0.09684348106384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10742950439453" calcext:value-type="float">
            <text:p>0.0210742950439453</text:p>
          </table:table-cell>
          <table:table-cell office:value-type="float" office:value="0.0800087451934815" calcext:value-type="float">
            <text:p>0.08000874519348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122711658477783" calcext:value-type="float">
            <text:p>0.0122711658477783</text:p>
          </table:table-cell>
          <table:table-cell office:value-type="float" office:value="0.0471887588500977" calcext:value-type="float">
            <text:p>0.04718875885009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2043771743774" calcext:value-type="float">
            <text:p>0.202043771743774</text:p>
          </table:table-cell>
          <table:table-cell office:value-type="float" office:value="0.330231666564941" calcext:value-type="float">
            <text:p>0.3302316665649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48942708969116" calcext:value-type="float">
            <text:p>0.148942708969116</text:p>
          </table:table-cell>
          <table:table-cell office:value-type="float" office:value="0.252147674560547" calcext:value-type="float">
            <text:p>0.25214767456054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9785766601563" calcext:value-type="float">
            <text:p>0.139785766601563</text:p>
          </table:table-cell>
          <table:table-cell office:value-type="float" office:value="0.236783504486084" calcext:value-type="float">
            <text:p>0.2367835044860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07816696166992" calcext:value-type="float">
            <text:p>0.107816696166992</text:p>
          </table:table-cell>
          <table:table-cell office:value-type="float" office:value="0.18799090385437" calcext:value-type="float">
            <text:p>0.187990903854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805850028991699" calcext:value-type="float">
            <text:p>0.0805850028991699</text:p>
          </table:table-cell>
          <table:table-cell office:value-type="float" office:value="0.127885341644287" calcext:value-type="float">
            <text:p>0.1278853416442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70159769058228" calcext:value-type="float">
            <text:p>0.470159769058228</text:p>
          </table:table-cell>
          <table:table-cell office:value-type="float" office:value="0.800572872161865" calcext:value-type="float">
            <text:p>0.8005728721618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72050762176514" calcext:value-type="float">
            <text:p>0.372050762176514</text:p>
          </table:table-cell>
          <table:table-cell office:value-type="float" office:value="0.624359607696533" calcext:value-type="float">
            <text:p>0.6243596076965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5577130317688" calcext:value-type="float">
            <text:p>0.35577130317688</text:p>
          </table:table-cell>
          <table:table-cell office:value-type="float" office:value="0.592734336853027" calcext:value-type="float">
            <text:p>0.5927343368530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94407606124878" calcext:value-type="float">
            <text:p>0.294407606124878</text:p>
          </table:table-cell>
          <table:table-cell office:value-type="float" office:value="0.482563734054565" calcext:value-type="float">
            <text:p>0.4825637340545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11148977279663" calcext:value-type="float">
            <text:p>0.211148977279663</text:p>
          </table:table-cell>
          <table:table-cell office:value-type="float" office:value="0.33921480178833" calcext:value-type="float">
            <text:p>0.339214801788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39779281616211" calcext:value-type="float">
            <text:p>0.0939779281616211</text:p>
          </table:table-cell>
          <table:table-cell office:value-type="float" office:value="0.894719839096069" calcext:value-type="float">
            <text:p>0.8947198390960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702178478240967" calcext:value-type="float">
            <text:p>0.0702178478240967</text:p>
          </table:table-cell>
          <table:table-cell office:value-type="float" office:value="0.694740295410156" calcext:value-type="float">
            <text:p>0.6947402954101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658323764801025" calcext:value-type="float">
            <text:p>0.0658323764801025</text:p>
          </table:table-cell>
          <table:table-cell office:value-type="float" office:value="0.658735275268555" calcext:value-type="float">
            <text:p>0.6587352752685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53774356842041" calcext:value-type="float">
            <text:p>0.053774356842041</text:p>
          </table:table-cell>
          <table:table-cell office:value-type="float" office:value="0.536524295806885" calcext:value-type="float">
            <text:p>0.5365242958068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341587066650391" calcext:value-type="float">
            <text:p>0.0341587066650391</text:p>
          </table:table-cell>
          <table:table-cell office:value-type="float" office:value="0.373546123504639" calcext:value-type="float">
            <text:p>0.3735461235046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3154163360596" calcext:value-type="float">
            <text:p>0.123154163360596</text:p>
          </table:table-cell>
          <table:table-cell office:value-type="float" office:value="1.01804208755493" calcext:value-type="float">
            <text:p>1.0180420875549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84263801574707" calcext:value-type="float">
            <text:p>0.084263801574707</text:p>
          </table:table-cell>
          <table:table-cell office:value-type="float" office:value="0.779194116592407" calcext:value-type="float">
            <text:p>0.77919411659240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786583423614502" calcext:value-type="float">
            <text:p>0.0786583423614502</text:p>
          </table:table-cell>
          <table:table-cell office:value-type="float" office:value="0.737568140029907" calcext:value-type="float">
            <text:p>0.73756814002990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608627796173096" calcext:value-type="float">
            <text:p>0.0608627796173096</text:p>
          </table:table-cell>
          <table:table-cell office:value-type="float" office:value="0.597562789916992" calcext:value-type="float">
            <text:p>0.5975627899169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457878112792969" calcext:value-type="float">
            <text:p>0.0457878112792969</text:p>
          </table:table-cell>
          <table:table-cell office:value-type="float" office:value="0.419456243515015" calcext:value-type="float">
            <text:p>0.419456243515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68203735351563" calcext:value-type="float">
            <text:p>0.0768203735351563</text:p>
          </table:table-cell>
          <table:table-cell office:value-type="float" office:value="1.09505486488342" calcext:value-type="float">
            <text:p>1.0950548648834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32641410827637" calcext:value-type="float">
            <text:p>0.0532641410827637</text:p>
          </table:table-cell>
          <table:table-cell office:value-type="float" office:value="0.832617282867432" calcext:value-type="float">
            <text:p>0.83261728286743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04770278930664" calcext:value-type="float">
            <text:p>0.0504770278930664</text:p>
          </table:table-cell>
          <table:table-cell office:value-type="float" office:value="0.788203716278076" calcext:value-type="float">
            <text:p>0.7882037162780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399074554443359" calcext:value-type="float">
            <text:p>0.0399074554443359</text:p>
          </table:table-cell>
          <table:table-cell office:value-type="float" office:value="0.637648105621338" calcext:value-type="float">
            <text:p>0.6376481056213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288910865783691" calcext:value-type="float">
            <text:p>0.0288910865783691</text:p>
          </table:table-cell>
          <table:table-cell office:value-type="float" office:value="0.448514699935913" calcext:value-type="float">
            <text:p>0.448514699935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5949811935425" calcext:value-type="float">
            <text:p>0.175949811935425</text:p>
          </table:table-cell>
          <table:table-cell office:value-type="float" office:value="1.2711660861969" calcext:value-type="float">
            <text:p>1.27116608619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25694751739502" calcext:value-type="float">
            <text:p>0.125694751739502</text:p>
          </table:table-cell>
          <table:table-cell office:value-type="float" office:value="0.958449125289917" calcext:value-type="float">
            <text:p>0.9584491252899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2082576751709" calcext:value-type="float">
            <text:p>0.12082576751709</text:p>
          </table:table-cell>
          <table:table-cell office:value-type="float" office:value="0.909211158752441" calcext:value-type="float">
            <text:p>0.9092111587524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972437858581543" calcext:value-type="float">
            <text:p>0.0972437858581543</text:p>
          </table:table-cell>
          <table:table-cell office:value-type="float" office:value="0.735077142715454" calcext:value-type="float">
            <text:p>0.7350771427154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678963661193848" calcext:value-type="float">
            <text:p>0.0678963661193848</text:p>
          </table:table-cell>
          <table:table-cell office:value-type="float" office:value="0.516564607620239" calcext:value-type="float">
            <text:p>0.5165646076202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65263271331787" calcext:value-type="float">
            <text:p>0.565263271331787</text:p>
          </table:table-cell>
          <table:table-cell office:value-type="float" office:value="1.83660268783569" calcext:value-type="float">
            <text:p>1.836602687835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40458059310913" calcext:value-type="float">
            <text:p>0.440458059310913</text:p>
          </table:table-cell>
          <table:table-cell office:value-type="float" office:value="1.39908409118652" calcext:value-type="float">
            <text:p>1.3990840911865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21427011489868" calcext:value-type="float">
            <text:p>0.421427011489868</text:p>
          </table:table-cell>
          <table:table-cell office:value-type="float" office:value="1.33080577850342" calcext:value-type="float">
            <text:p>1.330805778503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51310014724731" calcext:value-type="float">
            <text:p>0.351310014724731</text:p>
          </table:table-cell>
          <table:table-cell office:value-type="float" office:value="1.08656167984009" calcext:value-type="float">
            <text:p>1.086561679840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68973588943481" calcext:value-type="float">
            <text:p>0.268973588943481</text:p>
          </table:table-cell>
          <table:table-cell office:value-type="float" office:value="0.785697937011719" calcext:value-type="float">
            <text:p>0.7856979370117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94234561920166" calcext:value-type="float">
            <text:p>0.0494234561920166</text:p>
          </table:table-cell>
          <table:table-cell office:value-type="float" office:value="1.88620185852051" calcext:value-type="float">
            <text:p>1.886201858520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4902811050415" calcext:value-type="float">
            <text:p>0.034902811050415</text:p>
          </table:table-cell>
          <table:table-cell office:value-type="float" office:value="1.43416833877563" calcext:value-type="float">
            <text:p>1.4341683387756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32627296447754" calcext:value-type="float">
            <text:p>0.0332627296447754</text:p>
          </table:table-cell>
          <table:table-cell office:value-type="float" office:value="1.36423683166504" calcext:value-type="float">
            <text:p>1.364236831665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267248153686523" calcext:value-type="float">
            <text:p>0.0267248153686523</text:p>
          </table:table-cell>
          <table:table-cell office:value-type="float" office:value="1.11346316337585" calcext:value-type="float">
            <text:p>1.113463163375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89287662506104" calcext:value-type="float">
            <text:p>0.0189287662506104</text:p>
          </table:table-cell>
          <table:table-cell office:value-type="float" office:value="0.804806470870972" calcext:value-type="float">
            <text:p>0.8048064708709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48989868164063" calcext:value-type="float">
            <text:p>0.448989868164063</text:p>
          </table:table-cell>
          <table:table-cell office:value-type="float" office:value="2.33536887168884" calcext:value-type="float">
            <text:p>2.3353688716888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43068599700928" calcext:value-type="float">
            <text:p>0.343068599700928</text:p>
          </table:table-cell>
          <table:table-cell office:value-type="float" office:value="1.77741503715515" calcext:value-type="float">
            <text:p>1.777415037155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20858240127564" calcext:value-type="float">
            <text:p>0.320858240127564</text:p>
          </table:table-cell>
          <table:table-cell office:value-type="float" office:value="1.68526768684387" calcext:value-type="float">
            <text:p>1.685267686843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6661491394043" calcext:value-type="float">
            <text:p>0.26661491394043</text:p>
          </table:table-cell>
          <table:table-cell office:value-type="float" office:value="1.38019013404846" calcext:value-type="float">
            <text:p>1.3801901340484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00436353683472" calcext:value-type="float">
            <text:p>0.200436353683472</text:p>
          </table:table-cell>
          <table:table-cell office:value-type="float" office:value="1.00537919998169" calcext:value-type="float">
            <text:p>1.005379199981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237361907959" calcext:value-type="float">
            <text:p>0.33237361907959</text:p>
          </table:table-cell>
          <table:table-cell office:value-type="float" office:value="2.66791701316834" calcext:value-type="float">
            <text:p>2.667917013168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63946533203125" calcext:value-type="float">
            <text:p>0.263946533203125</text:p>
          </table:table-cell>
          <table:table-cell office:value-type="float" office:value="2.0415313243866" calcext:value-type="float">
            <text:p>2.04153132438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2327919006348" calcext:value-type="float">
            <text:p>0.252327919006348</text:p>
          </table:table-cell>
          <table:table-cell office:value-type="float" office:value="1.93777060508728" calcext:value-type="float">
            <text:p>1.937770605087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07450151443481" calcext:value-type="float">
            <text:p>0.207450151443481</text:p>
          </table:table-cell>
          <table:table-cell office:value-type="float" office:value="1.587810754776" calcext:value-type="float">
            <text:p>1.58781075477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49275541305542" calcext:value-type="float">
            <text:p>0.149275541305542</text:p>
          </table:table-cell>
          <table:table-cell office:value-type="float" office:value="1.15484046936035" calcext:value-type="float">
            <text:p>1.154840469360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11484336853027" calcext:value-type="float">
            <text:p>9.11484336853027</text:p>
          </table:table-cell>
          <table:table-cell office:value-type="float" office:value="11.7829418182373" calcext:value-type="float">
            <text:p>11.782941818237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.76949906349182" calcext:value-type="float">
            <text:p>7.76949906349182</text:p>
          </table:table-cell>
          <table:table-cell office:value-type="float" office:value="9.81120848655701" calcext:value-type="float">
            <text:p>9.811208486557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.55867505073547" calcext:value-type="float">
            <text:p>7.55867505073547</text:p>
          </table:table-cell>
          <table:table-cell office:value-type="float" office:value="9.4966242313385" calcext:value-type="float">
            <text:p>9.49662423133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.86258983612061" calcext:value-type="float">
            <text:p>6.86258983612061</text:p>
          </table:table-cell>
          <table:table-cell office:value-type="float" office:value="8.45058536529541" calcext:value-type="float">
            <text:p>8.450585365295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.11064434051514" calcext:value-type="float">
            <text:p>6.11064434051514</text:p>
          </table:table-cell>
          <table:table-cell office:value-type="float" office:value="7.26564764976502" calcext:value-type="float">
            <text:p>7.265647649765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69476985931397" calcext:value-type="float">
            <text:p>0.669476985931397</text:p>
          </table:table-cell>
          <table:table-cell office:value-type="float" office:value="12.4525997638702" calcext:value-type="float">
            <text:p>12.45259976387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16253232955933" calcext:value-type="float">
            <text:p>0.516253232955933</text:p>
          </table:table-cell>
          <table:table-cell office:value-type="float" office:value="10.3276686668396" calcext:value-type="float">
            <text:p>10.32766866683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96552705764771" calcext:value-type="float">
            <text:p>0.496552705764771</text:p>
          </table:table-cell>
          <table:table-cell office:value-type="float" office:value="9.99336242675781" calcext:value-type="float">
            <text:p>9.9933624267578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02219533920288" calcext:value-type="float">
            <text:p>0.402219533920288</text:p>
          </table:table-cell>
          <table:table-cell office:value-type="float" office:value="8.85299324989319" calcext:value-type="float">
            <text:p>8.852993249893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08990240097046" calcext:value-type="float">
            <text:p>0.308990240097046</text:p>
          </table:table-cell>
          <table:table-cell office:value-type="float" office:value="7.57483744621277" calcext:value-type="float">
            <text:p>7.574837446212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08020448684692" calcext:value-type="float">
            <text:p>0.208020448684692</text:p>
          </table:table-cell>
          <table:table-cell office:value-type="float" office:value="12.6607921123505" calcext:value-type="float">
            <text:p>12.660792112350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57054424285889" calcext:value-type="float">
            <text:p>0.157054424285889</text:p>
          </table:table-cell>
          <table:table-cell office:value-type="float" office:value="10.4849178791046" calcext:value-type="float">
            <text:p>10.484917879104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49797201156616" calcext:value-type="float">
            <text:p>0.149797201156616</text:p>
          </table:table-cell>
          <table:table-cell office:value-type="float" office:value="10.1433498859406" calcext:value-type="float">
            <text:p>10.143349885940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19893074035645" calcext:value-type="float">
            <text:p>0.119893074035645</text:p>
          </table:table-cell>
          <table:table-cell office:value-type="float" office:value="8.97305703163147" calcext:value-type="float">
            <text:p>8.973057031631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8139967918396" calcext:value-type="float">
            <text:p>0.08139967918396</text:p>
          </table:table-cell>
          <table:table-cell office:value-type="float" office:value="7.65642237663269" calcext:value-type="float">
            <text:p>7.656422376632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32955551147461" calcext:value-type="float">
            <text:p>0.132955551147461</text:p>
          </table:table-cell>
          <table:table-cell office:value-type="float" office:value="12.7939329147339" calcext:value-type="float">
            <text:p>12.79393291473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940077304840088" calcext:value-type="float">
            <text:p>0.0940077304840088</text:p>
          </table:table-cell>
          <table:table-cell office:value-type="float" office:value="10.5791103839874" calcext:value-type="float">
            <text:p>10.57911038398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876889228820801" calcext:value-type="float">
            <text:p>0.0876889228820801</text:p>
          </table:table-cell>
          <table:table-cell office:value-type="float" office:value="10.2312059402466" calcext:value-type="float">
            <text:p>10.231205940246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691633224487305" calcext:value-type="float">
            <text:p>0.0691633224487305</text:p>
          </table:table-cell>
          <table:table-cell office:value-type="float" office:value="9.042396068573" calcext:value-type="float">
            <text:p>9.0423960685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512075424194336" calcext:value-type="float">
            <text:p>0.0512075424194336</text:p>
          </table:table-cell>
          <table:table-cell office:value-type="float" office:value="7.70778965950012" calcext:value-type="float">
            <text:p>7.707789659500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61686086654663" calcext:value-type="float">
            <text:p>0.261686086654663</text:p>
          </table:table-cell>
          <table:table-cell office:value-type="float" office:value="13.0558149814606" calcext:value-type="float">
            <text:p>13.055814981460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80774927139282" calcext:value-type="float">
            <text:p>0.180774927139282</text:p>
          </table:table-cell>
          <table:table-cell office:value-type="float" office:value="10.7600631713867" calcext:value-type="float">
            <text:p>10.76006317138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67082071304321" calcext:value-type="float">
            <text:p>0.167082071304321</text:p>
          </table:table-cell>
          <table:table-cell office:value-type="float" office:value="10.3984568119049" calcext:value-type="float">
            <text:p>10.39845681190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3144850730896" calcext:value-type="float">
            <text:p>0.13144850730896</text:p>
          </table:table-cell>
          <table:table-cell office:value-type="float" office:value="9.17402911186218" calcext:value-type="float">
            <text:p>9.174029111862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04131698608398" calcext:value-type="float">
            <text:p>0.104131698608398</text:p>
          </table:table-cell>
          <table:table-cell office:value-type="float" office:value="7.81209683418274" calcext:value-type="float">
            <text:p>7.812096834182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10606145858765" calcext:value-type="float">
            <text:p>0.410606145858765</text:p>
          </table:table-cell>
          <table:table-cell office:value-type="float" office:value="13.466584444046" calcext:value-type="float">
            <text:p>13.46658444404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13777446746826" calcext:value-type="float">
            <text:p>0.313777446746826</text:p>
          </table:table-cell>
          <table:table-cell office:value-type="float" office:value="11.0740277767181" calcext:value-type="float">
            <text:p>11.074027776718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03324699401855" calcext:value-type="float">
            <text:p>0.303324699401855</text:p>
          </table:table-cell>
          <table:table-cell office:value-type="float" office:value="10.701958656311" calcext:value-type="float">
            <text:p>10.7019586563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44409799575806" calcext:value-type="float">
            <text:p>0.244409799575806</text:p>
          </table:table-cell>
          <table:table-cell office:value-type="float" office:value="9.41860437393189" calcext:value-type="float">
            <text:p>9.4186043739318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83091163635254" calcext:value-type="float">
            <text:p>0.183091163635254</text:p>
          </table:table-cell>
          <table:table-cell office:value-type="float" office:value="7.99536299705505" calcext:value-type="float">
            <text:p>7.995362997055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38691687583923" calcext:value-type="float">
            <text:p>2.38691687583923</text:p>
          </table:table-cell>
          <table:table-cell office:value-type="float" office:value="15.8536863327026" calcext:value-type="float">
            <text:p>15.853686332702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90482091903687" calcext:value-type="float">
            <text:p>1.90482091903687</text:p>
          </table:table-cell>
          <table:table-cell office:value-type="float" office:value="12.9790227413177" calcext:value-type="float">
            <text:p>12.979022741317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87677907943726" calcext:value-type="float">
            <text:p>1.87677907943726</text:p>
          </table:table-cell>
          <table:table-cell office:value-type="float" office:value="12.5789141654968" calcext:value-type="float">
            <text:p>12.57891416549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58152413368225" calcext:value-type="float">
            <text:p>1.58152413368225</text:p>
          </table:table-cell>
          <table:table-cell office:value-type="float" office:value="11.0003411769867" calcext:value-type="float">
            <text:p>11.000341176986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33015727996826" calcext:value-type="float">
            <text:p>1.33015727996826</text:p>
          </table:table-cell>
          <table:table-cell office:value-type="float" office:value="9.32571220397949" calcext:value-type="float">
            <text:p>9.325712203979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8036322593689" calcext:value-type="float">
            <text:p>0.88036322593689</text:p>
          </table:table-cell>
          <table:table-cell office:value-type="float" office:value="16.7342572212219" calcext:value-type="float">
            <text:p>16.73425722122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33056640625" calcext:value-type="float">
            <text:p>0.633056640625</text:p>
          </table:table-cell>
          <table:table-cell office:value-type="float" office:value="13.6122703552246" calcext:value-type="float">
            <text:p>13.612270355224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16552829742432" calcext:value-type="float">
            <text:p>0.616552829742432</text:p>
          </table:table-cell>
          <table:table-cell office:value-type="float" office:value="13.195650100708" calcext:value-type="float">
            <text:p>13.19565010070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97656106948853" calcext:value-type="float">
            <text:p>0.497656106948853</text:p>
          </table:table-cell>
          <table:table-cell office:value-type="float" office:value="11.498162984848" calcext:value-type="float">
            <text:p>11.49816298484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96449565887451" calcext:value-type="float">
            <text:p>0.396449565887451</text:p>
          </table:table-cell>
          <table:table-cell office:value-type="float" office:value="9.72235441207886" calcext:value-type="float">
            <text:p>9.722354412078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59807538986206" calcext:value-type="float">
            <text:p>0.559807538986206</text:p>
          </table:table-cell>
          <table:table-cell office:value-type="float" office:value="17.2942435741425" calcext:value-type="float">
            <text:p>17.29424357414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05717372894287" calcext:value-type="float">
            <text:p>0.405717372894287</text:p>
          </table:table-cell>
          <table:table-cell office:value-type="float" office:value="14.0181601047516" calcext:value-type="float">
            <text:p>14.01816010475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96589994430542" calcext:value-type="float">
            <text:p>0.396589994430542</text:p>
          </table:table-cell>
          <table:table-cell office:value-type="float" office:value="13.5924558639526" calcext:value-type="float">
            <text:p>13.592455863952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18809509277344" calcext:value-type="float">
            <text:p>0.318809509277344</text:p>
          </table:table-cell>
          <table:table-cell office:value-type="float" office:value="11.8171672821045" calcext:value-type="float">
            <text:p>11.81716728210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41034030914307" calcext:value-type="float">
            <text:p>0.241034030914307</text:p>
          </table:table-cell>
          <table:table-cell office:value-type="float" office:value="9.96358704566956" calcext:value-type="float">
            <text:p>9.963587045669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47782683372498" calcext:value-type="float">
            <text:p>2.47782683372498</text:p>
          </table:table-cell>
          <table:table-cell office:value-type="float" office:value="19.7722432613373" calcext:value-type="float">
            <text:p>19.772243261337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98900580406189" calcext:value-type="float">
            <text:p>1.98900580406189</text:p>
          </table:table-cell>
          <table:table-cell office:value-type="float" office:value="16.0073580741882" calcext:value-type="float">
            <text:p>16.007358074188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91438460350037" calcext:value-type="float">
            <text:p>1.91438460350037</text:p>
          </table:table-cell>
          <table:table-cell office:value-type="float" office:value="15.5070204734802" calcext:value-type="float">
            <text:p>15.50702047348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65831685066223" calcext:value-type="float">
            <text:p>1.65831685066223</text:p>
          </table:table-cell>
          <table:table-cell office:value-type="float" office:value="13.4756565093994" calcext:value-type="float">
            <text:p>13.47565650939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3833224773407" calcext:value-type="float">
            <text:p>1.3833224773407</text:p>
          </table:table-cell>
          <table:table-cell office:value-type="float" office:value="11.3470878601074" calcext:value-type="float">
            <text:p>11.34708786010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01967191696167" calcext:value-type="float">
            <text:p>0.501967191696167</text:p>
          </table:table-cell>
          <table:table-cell office:value-type="float" office:value="20.274386882782" calcext:value-type="float">
            <text:p>20.2743868827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376230716705322" calcext:value-type="float">
            <text:p>0.376230716705322</text:p>
          </table:table-cell>
          <table:table-cell office:value-type="float" office:value="16.3837728500366" calcext:value-type="float">
            <text:p>16.383772850036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351967334747314" calcext:value-type="float">
            <text:p>0.351967334747314</text:p>
          </table:table-cell>
          <table:table-cell office:value-type="float" office:value="15.859165430069" calcext:value-type="float">
            <text:p>15.85916543006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86975383758545" calcext:value-type="float">
            <text:p>0.286975383758545</text:p>
          </table:table-cell>
          <table:table-cell office:value-type="float" office:value="13.7628734111786" calcext:value-type="float">
            <text:p>13.762873411178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15511083602905" calcext:value-type="float">
            <text:p>0.215511083602905</text:p>
          </table:table-cell>
          <table:table-cell office:value-type="float" office:value="11.5627665519714" calcext:value-type="float">
            <text:p>11.56276655197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7379674911499" calcext:value-type="float">
            <text:p>0.57379674911499</text:p>
          </table:table-cell>
          <table:table-cell office:value-type="float" office:value="20.8483870029449" calcext:value-type="float">
            <text:p>20.848387002944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416689157485962" calcext:value-type="float">
            <text:p>0.416689157485962</text:p>
          </table:table-cell>
          <table:table-cell office:value-type="float" office:value="16.8006446361542" calcext:value-type="float">
            <text:p>16.80064463615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92217397689819" calcext:value-type="float">
            <text:p>0.392217397689819</text:p>
          </table:table-cell>
          <table:table-cell office:value-type="float" office:value="16.2515728473663" calcext:value-type="float">
            <text:p>16.251572847366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22517156600952" calcext:value-type="float">
            <text:p>0.322517156600952</text:p>
          </table:table-cell>
          <table:table-cell office:value-type="float" office:value="14.0855693817139" calcext:value-type="float">
            <text:p>14.08556938171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240783214569092" calcext:value-type="float">
            <text:p>0.240783214569092</text:p>
          </table:table-cell>
          <table:table-cell office:value-type="float" office:value="11.803722858429" calcext:value-type="float">
            <text:p>11.8037228584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85674238204956" calcext:value-type="float">
            <text:p>0.885674238204956</text:p>
          </table:table-cell>
          <table:table-cell office:value-type="float" office:value="21.7342662811279" calcext:value-type="float">
            <text:p>21.73426628112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674062013626099" calcext:value-type="float">
            <text:p>0.674062013626099</text:p>
          </table:table-cell>
          <table:table-cell office:value-type="float" office:value="17.4749095439911" calcext:value-type="float">
            <text:p>17.47490954399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657055616378784" calcext:value-type="float">
            <text:p>0.657055616378784</text:p>
          </table:table-cell>
          <table:table-cell office:value-type="float" office:value="16.9088068008423" calcext:value-type="float">
            <text:p>16.90880680084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30291318893433" calcext:value-type="float">
            <text:p>0.530291318893433</text:p>
          </table:table-cell>
          <table:table-cell office:value-type="float" office:value="14.6160438060761" calcext:value-type="float">
            <text:p>14.616043806076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419657230377197" calcext:value-type="float">
            <text:p>0.419657230377197</text:p>
          </table:table-cell>
          <table:table-cell office:value-type="float" office:value="12.2235507965088" calcext:value-type="float">
            <text:p>12.22355079650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22858953475952" calcext:value-type="float">
            <text:p>1.22858953475952</text:p>
          </table:table-cell>
          <table:table-cell office:value-type="float" office:value="22.9630670547485" calcext:value-type="float">
            <text:p>22.963067054748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28279161453247" calcext:value-type="float">
            <text:p>0.928279161453247</text:p>
          </table:table-cell>
          <table:table-cell office:value-type="float" office:value="18.4033749103546" calcext:value-type="float">
            <text:p>18.403374910354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75637292861939" calcext:value-type="float">
            <text:p>0.875637292861939</text:p>
          </table:table-cell>
          <table:table-cell office:value-type="float" office:value="17.784672498703" calcext:value-type="float">
            <text:p>17.78467249870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34754323959351" calcext:value-type="float">
            <text:p>0.734754323959351</text:p>
          </table:table-cell>
          <table:table-cell office:value-type="float" office:value="15.3509736061096" calcext:value-type="float">
            <text:p>15.350973606109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87952613830566" calcext:value-type="float">
            <text:p>0.587952613830566</text:p>
          </table:table-cell>
          <table:table-cell office:value-type="float" office:value="12.8117098808289" calcext:value-type="float">
            <text:p>12.81170988082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15554451942444" calcext:value-type="float">
            <text:p>7.15554451942444</text:p>
          </table:table-cell>
          <table:table-cell office:value-type="float" office:value="30.1187860965729" calcext:value-type="float">
            <text:p>30.11878609657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.24987316131592" calcext:value-type="float">
            <text:p>6.24987316131592</text:p>
          </table:table-cell>
          <table:table-cell office:value-type="float" office:value="24.6534235477448" calcext:value-type="float">
            <text:p>24.65342354774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.12893176078796" calcext:value-type="float">
            <text:p>6.12893176078796</text:p>
          </table:table-cell>
          <table:table-cell office:value-type="float" office:value="23.9137849807739" calcext:value-type="float">
            <text:p>23.913784980773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.4747257232666" calcext:value-type="float">
            <text:p>5.4747257232666</text:p>
          </table:table-cell>
          <table:table-cell office:value-type="float" office:value="20.8258728981018" calcext:value-type="float">
            <text:p>20.82587289810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.91765403747559" calcext:value-type="float">
            <text:p>4.91765403747559</text:p>
          </table:table-cell>
          <table:table-cell office:value-type="float" office:value="17.7295441627502" calcext:value-type="float">
            <text:p>17.72954416275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5504994392395" calcext:value-type="float">
            <text:p>0.75504994392395</text:p>
          </table:table-cell>
          <table:table-cell office:value-type="float" office:value="30.8740155696869" calcext:value-type="float">
            <text:p>30.874015569686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581838369369507" calcext:value-type="float">
            <text:p>0.581838369369507</text:p>
          </table:table-cell>
          <table:table-cell office:value-type="float" office:value="25.2354655265808" calcext:value-type="float">
            <text:p>25.235465526580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557580947875977" calcext:value-type="float">
            <text:p>0.557580947875977</text:p>
          </table:table-cell>
          <table:table-cell office:value-type="float" office:value="24.4715950489044" calcext:value-type="float">
            <text:p>24.471595048904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444494247436523" calcext:value-type="float">
            <text:p>0.444494247436523</text:p>
          </table:table-cell>
          <table:table-cell office:value-type="float" office:value="21.2705409526825" calcext:value-type="float">
            <text:p>21.270540952682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349788427352905" calcext:value-type="float">
            <text:p>0.349788427352905</text:p>
          </table:table-cell>
          <table:table-cell office:value-type="float" office:value="18.0795273780823" calcext:value-type="float">
            <text:p>18.07952737808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00989818573" calcext:value-type="float">
            <text:p>0.4600989818573</text:p>
          </table:table-cell>
          <table:table-cell office:value-type="float" office:value="31.334312915802" calcext:value-type="float">
            <text:p>31.33431291580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29971075057983" calcext:value-type="float">
            <text:p>0.329971075057983</text:p>
          </table:table-cell>
          <table:table-cell office:value-type="float" office:value="25.5656328201294" calcext:value-type="float">
            <text:p>25.565632820129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20826053619385" calcext:value-type="float">
            <text:p>0.320826053619385</text:p>
          </table:table-cell>
          <table:table-cell office:value-type="float" office:value="24.792601108551" calcext:value-type="float">
            <text:p>24.79260110855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248331546783447" calcext:value-type="float">
            <text:p>0.248331546783447</text:p>
          </table:table-cell>
          <table:table-cell office:value-type="float" office:value="21.5190453529358" calcext:value-type="float">
            <text:p>21.519045352935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199620962142944" calcext:value-type="float">
            <text:p>0.199620962142944</text:p>
          </table:table-cell>
          <table:table-cell office:value-type="float" office:value="18.2793436050415" calcext:value-type="float">
            <text:p>18.27934360504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3842716217041" calcext:value-type="float">
            <text:p>0.23842716217041</text:p>
          </table:table-cell>
          <table:table-cell office:value-type="float" office:value="31.5729224681854" calcext:value-type="float">
            <text:p>31.572922468185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67295932769775" calcext:value-type="float">
            <text:p>0.167295932769775</text:p>
          </table:table-cell>
          <table:table-cell office:value-type="float" office:value="25.733108997345" calcext:value-type="float">
            <text:p>25.73310899734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61704778671265" calcext:value-type="float">
            <text:p>0.161704778671265</text:p>
          </table:table-cell>
          <table:table-cell office:value-type="float" office:value="24.9545013904572" calcext:value-type="float">
            <text:p>24.954501390457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24558448791504" calcext:value-type="float">
            <text:p>0.124558448791504</text:p>
          </table:table-cell>
          <table:table-cell office:value-type="float" office:value="21.6437859535217" calcext:value-type="float">
            <text:p>21.64378595352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971283912658691" calcext:value-type="float">
            <text:p>0.0971283912658691</text:p>
          </table:table-cell>
          <table:table-cell office:value-type="float" office:value="18.3766393661499" calcext:value-type="float">
            <text:p>18.37663936614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23249483108521" calcext:value-type="float">
            <text:p>0.423249483108521</text:p>
          </table:table-cell>
          <table:table-cell office:value-type="float" office:value="31.9963643550873" calcext:value-type="float">
            <text:p>31.996364355087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30750036239624" calcext:value-type="float">
            <text:p>0.30750036239624</text:p>
          </table:table-cell>
          <table:table-cell office:value-type="float" office:value="26.0407981872559" calcext:value-type="float">
            <text:p>26.040798187255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302949905395508" calcext:value-type="float">
            <text:p>0.302949905395508</text:p>
          </table:table-cell>
          <table:table-cell office:value-type="float" office:value="25.2576239109039" calcext:value-type="float">
            <text:p>25.25762391090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234392404556274" calcext:value-type="float">
            <text:p>0.234392404556274</text:p>
          </table:table-cell>
          <table:table-cell office:value-type="float" office:value="21.8783407211304" calcext:value-type="float">
            <text:p>21.878340721130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81764602661133" calcext:value-type="float">
            <text:p>0.181764602661133</text:p>
          </table:table-cell>
          <table:table-cell office:value-type="float" office:value="18.5585765838623" calcext:value-type="float">
            <text:p>18.55857658386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42470407485962" calcext:value-type="float">
            <text:p>0.842470407485962</text:p>
          </table:table-cell>
          <table:table-cell office:value-type="float" office:value="32.8390240669251" calcext:value-type="float">
            <text:p>32.839024066925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647137641906738" calcext:value-type="float">
            <text:p>0.647137641906738</text:p>
          </table:table-cell>
          <table:table-cell office:value-type="float" office:value="26.6881196498871" calcext:value-type="float">
            <text:p>26.688119649887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619642734527588" calcext:value-type="float">
            <text:p>0.619642734527588</text:p>
          </table:table-cell>
          <table:table-cell office:value-type="float" office:value="25.8774378299713" calcext:value-type="float">
            <text:p>25.87743782997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02741813659668" calcext:value-type="float">
            <text:p>0.502741813659668</text:p>
          </table:table-cell>
          <table:table-cell office:value-type="float" office:value="22.3812594413757" calcext:value-type="float">
            <text:p>22.381259441375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89146089553833" calcext:value-type="float">
            <text:p>0.389146089553833</text:p>
          </table:table-cell>
          <table:table-cell office:value-type="float" office:value="18.9479188919067" calcext:value-type="float">
            <text:p>18.94791889190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19660139083862" calcext:value-type="float">
            <text:p>0.619660139083862</text:p>
          </table:table-cell>
          <table:table-cell office:value-type="float" office:value="33.4588627815247" calcext:value-type="float">
            <text:p>33.458862781524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444618225097656" calcext:value-type="float">
            <text:p>0.444618225097656</text:p>
          </table:table-cell>
          <table:table-cell office:value-type="float" office:value="27.1329162120819" calcext:value-type="float">
            <text:p>27.132916212081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428972721099854" calcext:value-type="float">
            <text:p>0.428972721099854</text:p>
          </table:table-cell>
          <table:table-cell office:value-type="float" office:value="26.3065845966339" calcext:value-type="float">
            <text:p>26.306584596633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341359853744507" calcext:value-type="float">
            <text:p>0.341359853744507</text:p>
          </table:table-cell>
          <table:table-cell office:value-type="float" office:value="22.7227866649628" calcext:value-type="float">
            <text:p>22.722786664962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262258291244507" calcext:value-type="float">
            <text:p>0.262258291244507</text:p>
          </table:table-cell>
          <table:table-cell office:value-type="float" office:value="19.2103588581085" calcext:value-type="float">
            <text:p>19.21035885810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70989394187927" calcext:value-type="float">
            <text:p>1.70989394187927</text:p>
          </table:table-cell>
          <table:table-cell office:value-type="float" office:value="35.1689598560333" calcext:value-type="float">
            <text:p>35.168959856033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41063284873962" calcext:value-type="float">
            <text:p>1.41063284873962</text:p>
          </table:table-cell>
          <table:table-cell office:value-type="float" office:value="28.5437386035919" calcext:value-type="float">
            <text:p>28.543738603591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3451886177063" calcext:value-type="float">
            <text:p>1.3451886177063</text:p>
          </table:table-cell>
          <table:table-cell office:value-type="float" office:value="27.6519627571106" calcext:value-type="float">
            <text:p>27.651962757110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10978293418884" calcext:value-type="float">
            <text:p>1.10978293418884</text:p>
          </table:table-cell>
          <table:table-cell office:value-type="float" office:value="23.8327429294586" calcext:value-type="float">
            <text:p>23.832742929458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929438352584839" calcext:value-type="float">
            <text:p>0.929438352584839</text:p>
          </table:table-cell>
          <table:table-cell office:value-type="float" office:value="20.1399745941162" calcext:value-type="float">
            <text:p>20.13997459411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22680139541626" calcext:value-type="float">
            <text:p>2.22680139541626</text:p>
          </table:table-cell>
          <table:table-cell office:value-type="float" office:value="37.3959288597107" calcext:value-type="float">
            <text:p>37.395928859710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74361658096313" calcext:value-type="float">
            <text:p>1.74361658096313</text:p>
          </table:table-cell>
          <table:table-cell office:value-type="float" office:value="30.2875399589539" calcext:value-type="float">
            <text:p>30.287539958953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64634919166565" calcext:value-type="float">
            <text:p>1.64634919166565</text:p>
          </table:table-cell>
          <table:table-cell office:value-type="float" office:value="29.2984943389893" calcext:value-type="float">
            <text:p>29.298494338989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8170742988586" calcext:value-type="float">
            <text:p>1.38170742988586</text:p>
          </table:table-cell>
          <table:table-cell office:value-type="float" office:value="25.2146329879761" calcext:value-type="float">
            <text:p>25.214632987976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17571520805359" calcext:value-type="float">
            <text:p>1.17571520805359</text:p>
          </table:table-cell>
          <table:table-cell office:value-type="float" office:value="21.3158679008484" calcext:value-type="float">
            <text:p>21.31586790084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857827663421631" calcext:value-type="float">
            <text:p>0.0857827663421631</text:p>
          </table:table-cell>
          <table:table-cell office:value-type="float" office:value="37.4818897247314" calcext:value-type="float">
            <text:p>37.481889724731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605337619781494" calcext:value-type="float">
            <text:p>0.0605337619781494</text:p>
          </table:table-cell>
          <table:table-cell office:value-type="float" office:value="30.3482813835144" calcext:value-type="float">
            <text:p>30.34828138351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567095279693604" calcext:value-type="float">
            <text:p>0.0567095279693604</text:p>
          </table:table-cell>
          <table:table-cell office:value-type="float" office:value="29.3554282188416" calcext:value-type="float">
            <text:p>29.35542821884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446097850799561" calcext:value-type="float">
            <text:p>0.0446097850799561</text:p>
          </table:table-cell>
          <table:table-cell office:value-type="float" office:value="25.259450674057" calcext:value-type="float">
            <text:p>25.25945067405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323252677917481" calcext:value-type="float">
            <text:p>0.0323252677917481</text:p>
          </table:table-cell>
          <table:table-cell office:value-type="float" office:value="21.3483788967133" calcext:value-type="float">
            <text:p>21.34837889671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64420485496521" calcext:value-type="float">
            <text:p>1.64420485496521</text:p>
          </table:table-cell>
          <table:table-cell office:value-type="float" office:value="39.1262607574463" calcext:value-type="float">
            <text:p>39.126260757446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29975557327271" calcext:value-type="float">
            <text:p>1.29975557327271</text:p>
          </table:table-cell>
          <table:table-cell office:value-type="float" office:value="31.6481606960297" calcext:value-type="float">
            <text:p>31.648160696029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2486298084259" calcext:value-type="float">
            <text:p>1.2486298084259</text:p>
          </table:table-cell>
          <table:table-cell office:value-type="float" office:value="30.6042273044586" calcext:value-type="float">
            <text:p>30.604227304458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02895021438599" calcext:value-type="float">
            <text:p>1.02895021438599</text:p>
          </table:table-cell>
          <table:table-cell office:value-type="float" office:value="26.2885620594025" calcext:value-type="float">
            <text:p>26.28856205940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62051725387573" calcext:value-type="float">
            <text:p>0.862051725387573</text:p>
          </table:table-cell>
          <table:table-cell office:value-type="float" office:value="22.2105524539948" calcext:value-type="float">
            <text:p>22.21055245399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29623556137085" calcext:value-type="float">
            <text:p>6.29623556137085</text:p>
          </table:table-cell>
          <table:table-cell office:value-type="float" office:value="45.4226887226105" calcext:value-type="float">
            <text:p>45.42268872261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.23379516601563" calcext:value-type="float">
            <text:p>5.23379516601563</text:p>
          </table:table-cell>
          <table:table-cell office:value-type="float" office:value="36.8821475505829" calcext:value-type="float">
            <text:p>36.882147550582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.17278838157654" calcext:value-type="float">
            <text:p>5.17278838157654</text:p>
          </table:table-cell>
          <table:table-cell office:value-type="float" office:value="35.7771940231323" calcext:value-type="float">
            <text:p>35.77719402313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.55903887748718" calcext:value-type="float">
            <text:p>4.55903887748718</text:p>
          </table:table-cell>
          <table:table-cell office:value-type="float" office:value="30.8477971553803" calcext:value-type="float">
            <text:p>30.84779715538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.10503745079041" calcext:value-type="float">
            <text:p>4.10503745079041</text:p>
          </table:table-cell>
          <table:table-cell office:value-type="float" office:value="26.3157901763916" calcext:value-type="float">
            <text:p>26.31579017639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16046810150146" calcext:value-type="float">
            <text:p>0.216046810150146</text:p>
          </table:table-cell>
          <table:table-cell office:value-type="float" office:value="45.6389257907867" calcext:value-type="float">
            <text:p>45.63892579078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49564266204834" calcext:value-type="float">
            <text:p>0.149564266204834</text:p>
          </table:table-cell>
          <table:table-cell office:value-type="float" office:value="37.0319056510925" calcext:value-type="float">
            <text:p>37.03190565109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4388108253479" calcext:value-type="float">
            <text:p>0.14388108253479</text:p>
          </table:table-cell>
          <table:table-cell office:value-type="float" office:value="35.9212572574616" calcext:value-type="float">
            <text:p>35.921257257461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1473274230957" calcext:value-type="float">
            <text:p>0.11473274230957</text:p>
          </table:table-cell>
          <table:table-cell office:value-type="float" office:value="30.9627108573914" calcext:value-type="float">
            <text:p>30.962710857391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84613561630249" calcext:value-type="float">
            <text:p>0.084613561630249</text:p>
          </table:table-cell>
          <table:table-cell office:value-type="float" office:value="26.4005854129791" calcext:value-type="float">
            <text:p>26.40058541297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92804622650147" calcext:value-type="float">
            <text:p>0.892804622650147</text:p>
          </table:table-cell>
          <table:table-cell office:value-type="float" office:value="46.5319046974182" calcext:value-type="float">
            <text:p>46.53190469741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68262720108032" calcext:value-type="float">
            <text:p>0.668262720108032</text:p>
          </table:table-cell>
          <table:table-cell office:value-type="float" office:value="37.7003557682037" calcext:value-type="float">
            <text:p>37.700355768203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51320934295654" calcext:value-type="float">
            <text:p>0.651320934295654</text:p>
          </table:table-cell>
          <table:table-cell office:value-type="float" office:value="36.5727601051331" calcext:value-type="float">
            <text:p>36.572760105133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523318290710449" calcext:value-type="float">
            <text:p>0.523318290710449</text:p>
          </table:table-cell>
          <table:table-cell office:value-type="float" office:value="31.4861979484558" calcext:value-type="float">
            <text:p>31.48619794845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422739267349243" calcext:value-type="float">
            <text:p>0.422739267349243</text:p>
          </table:table-cell>
          <table:table-cell office:value-type="float" office:value="26.8235032558441" calcext:value-type="float">
            <text:p>26.82350325584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20559740066528" calcext:value-type="float">
            <text:p>0.820559740066528</text:p>
          </table:table-cell>
          <table:table-cell office:value-type="float" office:value="47.3526439666748" calcext:value-type="float">
            <text:p>47.352643966674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612613677978516" calcext:value-type="float">
            <text:p>0.612613677978516</text:p>
          </table:table-cell>
          <table:table-cell office:value-type="float" office:value="38.3131537437439" calcext:value-type="float">
            <text:p>38.313153743743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589019775390625" calcext:value-type="float">
            <text:p>0.589019775390625</text:p>
          </table:table-cell>
          <table:table-cell office:value-type="float" office:value="37.1619954109192" calcext:value-type="float">
            <text:p>37.161995410919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478516817092896" calcext:value-type="float">
            <text:p>0.478516817092896</text:p>
          </table:table-cell>
          <table:table-cell office:value-type="float" office:value="31.9649021625519" calcext:value-type="float">
            <text:p>31.96490216255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38144326210022" calcext:value-type="float">
            <text:p>0.38144326210022</text:p>
          </table:table-cell>
          <table:table-cell office:value-type="float" office:value="27.2051331996918" calcext:value-type="float">
            <text:p>27.20513319969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3454794883728" calcext:value-type="float">
            <text:p>1.13454794883728</text:p>
          </table:table-cell>
          <table:table-cell office:value-type="float" office:value="48.4873757362366" calcext:value-type="float">
            <text:p>48.48737573623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77560615539551" calcext:value-type="float">
            <text:p>0.877560615539551</text:p>
          </table:table-cell>
          <table:table-cell office:value-type="float" office:value="39.1909129619598" calcext:value-type="float">
            <text:p>39.19091296195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49902153015137" calcext:value-type="float">
            <text:p>0.849902153015137</text:p>
          </table:table-cell>
          <table:table-cell office:value-type="float" office:value="38.012088060379" calcext:value-type="float">
            <text:p>38.01208806037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08053350448608" calcext:value-type="float">
            <text:p>0.708053350448608</text:p>
          </table:table-cell>
          <table:table-cell office:value-type="float" office:value="32.6731331348419" calcext:value-type="float">
            <text:p>32.67313313484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78567028045654" calcext:value-type="float">
            <text:p>0.578567028045654</text:p>
          </table:table-cell>
          <table:table-cell office:value-type="float" office:value="27.7838799953461" calcext:value-type="float">
            <text:p>27.78387999534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1850414276123" calcext:value-type="float">
            <text:p>1.1850414276123</text:p>
          </table:table-cell>
          <table:table-cell office:value-type="float" office:value="49.6725950241089" calcext:value-type="float">
            <text:p>49.672595024108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76198053359985" calcext:value-type="float">
            <text:p>0.876198053359985</text:p>
          </table:table-cell>
          <table:table-cell office:value-type="float" office:value="40.067302942276" calcext:value-type="float">
            <text:p>40.06730294227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42164278030396" calcext:value-type="float">
            <text:p>0.842164278030396</text:p>
          </table:table-cell>
          <table:table-cell office:value-type="float" office:value="38.8544285297394" calcext:value-type="float">
            <text:p>38.854428529739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692794322967529" calcext:value-type="float">
            <text:p>0.692794322967529</text:p>
          </table:table-cell>
          <table:table-cell office:value-type="float" office:value="33.3661208152771" calcext:value-type="float">
            <text:p>33.366120815277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554874181747437" calcext:value-type="float">
            <text:p>0.554874181747437</text:p>
          </table:table-cell>
          <table:table-cell office:value-type="float" office:value="28.3389456272125" calcext:value-type="float">
            <text:p>28.33894562721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53665947914124" calcext:value-type="float">
            <text:p>2.53665947914124</text:p>
          </table:table-cell>
          <table:table-cell office:value-type="float" office:value="52.2094328403473" calcext:value-type="float">
            <text:p>52.209432840347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.01470637321472" calcext:value-type="float">
            <text:p>2.01470637321472</text:p>
          </table:table-cell>
          <table:table-cell office:value-type="float" office:value="42.0821964740753" calcext:value-type="float">
            <text:p>42.082196474075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94610619544983" calcext:value-type="float">
            <text:p>1.94610619544983</text:p>
          </table:table-cell>
          <table:table-cell office:value-type="float" office:value="40.8007180690765" calcext:value-type="float">
            <text:p>40.800718069076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66048192977905" calcext:value-type="float">
            <text:p>1.66048192977905</text:p>
          </table:table-cell>
          <table:table-cell office:value-type="float" office:value="35.0267870426178" calcext:value-type="float">
            <text:p>35.026787042617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43092107772827" calcext:value-type="float">
            <text:p>1.43092107772827</text:p>
          </table:table-cell>
          <table:table-cell office:value-type="float" office:value="29.7700493335724" calcext:value-type="float">
            <text:p>29.77004933357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38569712638855" calcext:value-type="float">
            <text:p>1.38569712638855</text:p>
          </table:table-cell>
          <table:table-cell office:value-type="float" office:value="53.5953118801117" calcext:value-type="float">
            <text:p>53.595311880111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02406311035156" calcext:value-type="float">
            <text:p>1.02406311035156</text:p>
          </table:table-cell>
          <table:table-cell office:value-type="float" office:value="43.1064393520355" calcext:value-type="float">
            <text:p>43.106439352035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8305869102478" calcext:value-type="float">
            <text:p>0.98305869102478</text:p>
          </table:table-cell>
          <table:table-cell office:value-type="float" office:value="41.7839624881744" calcext:value-type="float">
            <text:p>41.783962488174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799365758895874" calcext:value-type="float">
            <text:p>0.799365758895874</text:p>
          </table:table-cell>
          <table:table-cell office:value-type="float" office:value="35.8263669013977" calcext:value-type="float">
            <text:p>35.826366901397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667725086212158" calcext:value-type="float">
            <text:p>0.667725086212158</text:p>
          </table:table-cell>
          <table:table-cell office:value-type="float" office:value="30.4379599094391" calcext:value-type="float">
            <text:p>30.43795990943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20617985725403" calcext:value-type="float">
            <text:p>2.20617985725403</text:p>
          </table:table-cell>
          <table:table-cell office:value-type="float" office:value="55.8016722202301" calcext:value-type="float">
            <text:p>55.801672220230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72696709632874" calcext:value-type="float">
            <text:p>1.72696709632874</text:p>
          </table:table-cell>
          <table:table-cell office:value-type="float" office:value="44.8335824012756" calcext:value-type="float">
            <text:p>44.833582401275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67887544631958" calcext:value-type="float">
            <text:p>1.67887544631958</text:p>
          </table:table-cell>
          <table:table-cell office:value-type="float" office:value="43.463027715683" calcext:value-type="float">
            <text:p>43.46302771568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41799259185791" calcext:value-type="float">
            <text:p>1.41799259185791</text:p>
          </table:table-cell>
          <table:table-cell office:value-type="float" office:value="37.2445404529572" calcext:value-type="float">
            <text:p>37.244540452957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2123601436615" calcext:value-type="float">
            <text:p>1.2123601436615</text:p>
          </table:table-cell>
          <table:table-cell office:value-type="float" office:value="31.6504979133606" calcext:value-type="float">
            <text:p>31.65049791336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84367251396179" calcext:value-type="float">
            <text:p>3.84367251396179</text:p>
          </table:table-cell>
          <table:table-cell office:value-type="float" office:value="59.6455273628235" calcext:value-type="float">
            <text:p>59.645527362823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.06157565116882" calcext:value-type="float">
            <text:p>3.06157565116882</text:p>
          </table:table-cell>
          <table:table-cell office:value-type="float" office:value="47.8953423500061" calcext:value-type="float">
            <text:p>47.895342350006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.03223633766174" calcext:value-type="float">
            <text:p>3.03223633766174</text:p>
          </table:table-cell>
          <table:table-cell office:value-type="float" office:value="46.4954438209534" calcext:value-type="float">
            <text:p>46.495443820953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.55618071556091" calcext:value-type="float">
            <text:p>2.55618071556091</text:p>
          </table:table-cell>
          <table:table-cell office:value-type="float" office:value="39.8008968830109" calcext:value-type="float">
            <text:p>39.800896883010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.22489285469055" calcext:value-type="float">
            <text:p>2.22489285469055</text:p>
          </table:table-cell>
          <table:table-cell office:value-type="float" office:value="33.8755929470062" calcext:value-type="float">
            <text:p>33.87559294700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374342918396" calcext:value-type="float">
            <text:p>3.374342918396</text:p>
          </table:table-cell>
          <table:table-cell office:value-type="float" office:value="63.0200533866882" calcext:value-type="float">
            <text:p>63.020053386688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.70213294029236" calcext:value-type="float">
            <text:p>2.70213294029236</text:p>
          </table:table-cell>
          <table:table-cell office:value-type="float" office:value="50.5976738929749" calcext:value-type="float">
            <text:p>50.59767389297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.67506217956543" calcext:value-type="float">
            <text:p>2.67506217956543</text:p>
          </table:table-cell>
          <table:table-cell office:value-type="float" office:value="49.1707384586334" calcext:value-type="float">
            <text:p>49.170738458633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.26417636871338" calcext:value-type="float">
            <text:p>2.26417636871338</text:p>
          </table:table-cell>
          <table:table-cell office:value-type="float" office:value="42.0652558803558" calcext:value-type="float">
            <text:p>42.065255880355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95653915405273" calcext:value-type="float">
            <text:p>1.95653915405273</text:p>
          </table:table-cell>
          <table:table-cell office:value-type="float" office:value="35.8323266506195" calcext:value-type="float">
            <text:p>35.83232665061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0624692440033" calcext:value-type="float">
            <text:p>1.0624692440033</text:p>
          </table:table-cell>
          <table:table-cell office:value-type="float" office:value="64.0827193260193" calcext:value-type="float">
            <text:p>64.082719326019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797540903091431" calcext:value-type="float">
            <text:p>0.797540903091431</text:p>
          </table:table-cell>
          <table:table-cell office:value-type="float" office:value="51.3954153060913" calcext:value-type="float">
            <text:p>51.395415306091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756103754043579" calcext:value-type="float">
            <text:p>0.756103754043579</text:p>
          </table:table-cell>
          <table:table-cell office:value-type="float" office:value="49.9270477294922" calcext:value-type="float">
            <text:p>49.927047729492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615304708480835" calcext:value-type="float">
            <text:p>0.615304708480835</text:p>
          </table:table-cell>
          <table:table-cell office:value-type="float" office:value="42.6807854175568" calcext:value-type="float">
            <text:p>42.680785417556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489812135696411" calcext:value-type="float">
            <text:p>0.489812135696411</text:p>
          </table:table-cell>
          <table:table-cell office:value-type="float" office:value="36.3223769664764" calcext:value-type="float">
            <text:p>36.3223769664764</text:p>
          </table:table-cell>
        </table:table-row>
        <table:table-row table:style-name="ro1">
          <table:table-cell office:value-type="string" calcext:value-type="string">
            <text:p>Overall time:</text:p>
          </table:table-cell>
          <table:table-cell office:value-type="float" office:value="64.0829193592072" calcext:value-type="float">
            <text:p>64.0829193592072</text:p>
          </table:table-cell>
          <table:table-cell table:number-columns-repeated="2"/>
          <table:table-cell office:value-type="string" calcext:value-type="string">
            <text:p>Overall time: <text:s text:c="2"/></text:p>
          </table:table-cell>
          <table:table-cell office:value-type="float" office:value="51.3956201076508" calcext:value-type="float">
            <text:p>51.3956201076508</text:p>
          </table:table-cell>
          <table:table-cell table:number-columns-repeated="2"/>
          <table:table-cell office:value-type="string" calcext:value-type="string">
            <text:p>Overall time</text:p>
          </table:table-cell>
          <table:table-cell office:value-type="float" office:value="49.9272253513336" calcext:value-type="float">
            <text:p>49.9272253513336</text:p>
          </table:table-cell>
          <table:table-cell table:number-columns-repeated="2"/>
          <table:table-cell office:value-type="string" calcext:value-type="string">
            <text:p>Overall time</text:p>
          </table:table-cell>
          <table:table-cell office:value-type="float" office:value="42.6809723377228" calcext:value-type="float">
            <text:p>42.6809723377228</text:p>
          </table:table-cell>
          <table:table-cell table:number-columns-repeated="2"/>
          <table:table-cell office:value-type="string" calcext:value-type="string">
            <text:p>Overall time</text:p>
          </table:table-cell>
          <table:table-cell office:value-type="float" office:value="36.3225636482239" calcext:value-type="float">
            <text:p>36.322563648223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verage time: <text:s text:c="2"/></text:p>
          </table:table-cell>
          <table:table-cell office:value-type="float" office:value="0.901677545748259" calcext:value-type="float">
            <text:p>0.901677545748259</text:p>
          </table:table-cell>
          <table:table-cell table:number-columns-repeated="2"/>
          <table:table-cell office:value-type="string" calcext:value-type="string">
            <text:p>Average time</text:p>
          </table:table-cell>
          <table:table-cell office:value-type="float" office:value="0.875916234233923" calcext:value-type="float">
            <text:p>0.875916234233923</text:p>
          </table:table-cell>
          <table:table-cell table:number-columns-repeated="2"/>
          <table:table-cell office:value-type="string" calcext:value-type="string">
            <text:p>Average time</text:p>
          </table:table-cell>
          <table:table-cell office:value-type="float" office:value="0.748788988381101" calcext:value-type="float">
            <text:p>0.748788988381101</text:p>
          </table:table-cell>
          <table:table-cell table:number-columns-repeated="2"/>
          <table:table-cell office:value-type="string" calcext:value-type="string">
            <text:p>Average time</text:p>
          </table:table-cell>
          <table:table-cell office:value-type="float" office:value="0.63723795874077" calcext:value-type="float">
            <text:p>0.63723795874077</text:p>
          </table:table-cell>
          <table:table-cell/>
        </table:table-row>
        <table:table-row table:style-name="ro1" table:number-rows-repeated="12">
          <table:table-cell table:number-columns-repeated="19"/>
        </table:table-row>
        <table:table-row table:style-name="ro1">
          <table:table-cell table:number-columns-repeated="12"/>
          <table:table-cell>
            <draw:frame draw:z-index="1" draw:style-name="gr1" draw:text-style-name="P1" svg:width="32.324cm" svg:height="20.703cm" svg:x="0.251cm" svg:y="0.033cm">
              <draw:object draw:notify-on-update-of-ranges="'Ubuntu Server'.A3:'Ubuntu Server'.A3 'Ubuntu Server'.C7:'Ubuntu Server'.C63 'Ubuntu Server'.E3:'Ubuntu Server'.E3 'Ubuntu Server'.G7:'Ubuntu Server'.G63 'Ubuntu Server'.I3:'Ubuntu Server'.I3 'Ubuntu Server'.K7:'Ubuntu Server'.K63 'Ubuntu Server'.M3:'Ubuntu Server'.M3 'Ubuntu Server'.O7:'Ubuntu Server'.O63 'Ubuntu Server'.Q3:'Ubuntu Server'.Q3 'Ubuntu Server'.S7:'Ubuntu Server'.S6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</table:table>
      <table:table table:name="Graphs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1T09:22:14.106362348</meta:creation-date>
    <dc:date>2022-11-13T01:24:58.795000000</dc:date>
    <meta:editing-duration>PT6H45M20S</meta:editing-duration>
    <meta:editing-cycles>8</meta:editing-cycles>
    <meta:generator>LibreOffice/7.4.2.3$Windows_X86_64 LibreOffice_project/382eef1f22670f7f4118c8c2dd222ec7ad009daf</meta:generator>
    <meta:document-statistic meta:table-count="2" meta:cell-count="89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038cm" svg:height="20.756cm" xlink:href=".." xlink:type="simple" chart:class="chart:line" chart:style-name="ch1">
        <chart:title svg:x="16.441cm" svg:y="0.551cm" chart:style-name="ch2">
          <text:p>Time Per Level</text:p>
        </chart:title>
        <chart:subtitle svg:x="16.877cm" svg:y="1.745cm" chart:style-name="ch3">
          <text:p>(in seconds)</text:p>
        </chart:subtitle>
        <chart:legend chart:legend-position="end" svg:x="32.547cm" svg:y="8.63cm" style:legend-expansion="custom" svg:width="2.982cm" svg:height="3.356cm" style:legend-expansion-aspect-ratio="0.888557806912992" chart:style-name="ch4"/>
        <chart:plot-area chart:style-name="ch5" table:cell-range-address="'Ubuntu Server'.A7:'Ubuntu Server'.B63 'Ubuntu Server'.A3:'Ubuntu Server'.A3 'Ubuntu Server'.E3:'Ubuntu Server'.E3 'Ubuntu Server'.F7:'Ubuntu Server'.F63 'Ubuntu Server'.I3:'Ubuntu Server'.I3 'Ubuntu Server'.J7:'Ubuntu Server'.J63 'Ubuntu Server'.M3:'Ubuntu Server'.M3 'Ubuntu Server'.N7:'Ubuntu Server'.N63 'Ubuntu Server'.Q3:'Ubuntu Server'.Q3 'Ubuntu Server'.R7:'Ubuntu Server'.R63" chart:data-source-has-labels="both" svg:x="1.768cm" svg:y="2.921cm" svg:width="30.303cm" svg:height="16.463cm">
          <chart:coordinate-region svg:x="2.389cm" svg:y="3.121cm" svg:width="29.495cm" svg:height="15.616cm"/>
          <chart:axis chart:dimension="x" chart:name="primary-x" chart:style-name="ch6" chartooo:axis-type="auto">
            <chartooo:date-scale/>
            <chart:title svg:x="16.465cm" svg:y="19.799cm" chart:style-name="ch7">
              <text:p>Level</text:p>
            </chart:title>
            <chart:categories table:cell-range-address="'Ubuntu Server'.A7:'Ubuntu Server'.A63"/>
          </chart:axis>
          <chart:axis chart:dimension="y" chart:name="primary-y" chart:style-name="ch6">
            <chart:title svg:x="0.488cm" svg:y="11.566cm" chart:style-name="ch8">
              <text:p>Time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'Ubuntu Server'.B7:'Ubuntu Server'.B63" chart:label-cell-address="'Ubuntu Server'.A3:'Ubuntu Server'.A3" chart:class="chart:line">
            <chart:data-point chart:repeated="57"/>
          </chart:series>
          <chart:series chart:style-name="ch12" chart:values-cell-range-address="'Ubuntu Server'.F7:'Ubuntu Server'.F63" chart:label-cell-address="'Ubuntu Server'.E3:'Ubuntu Server'.E3" chart:class="chart:line">
            <chart:data-point chart:repeated="57"/>
          </chart:series>
          <chart:series chart:style-name="ch13" chart:values-cell-range-address="'Ubuntu Server'.J7:'Ubuntu Server'.J63" chart:label-cell-address="'Ubuntu Server'.I3:'Ubuntu Server'.I3" chart:class="chart:line">
            <chart:data-point chart:repeated="57"/>
          </chart:series>
          <chart:series chart:style-name="ch14" chart:values-cell-range-address="'Ubuntu Server'.N7:'Ubuntu Server'.N63" chart:label-cell-address="'Ubuntu Server'.M3:'Ubuntu Server'.M3" chart:class="chart:line">
            <chart:data-point chart:repeated="57"/>
          </chart:series>
          <chart:series chart:style-name="ch15" chart:values-cell-range-address="'Ubuntu Server'.R7:'Ubuntu Server'.R63" chart:label-cell-address="'Ubuntu Server'.Q3:'Ubuntu Server'.Q3" chart:class="chart:line">
            <chart:data-point chart:repeated="5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sion 4</text:p>
                <draw:g>
                  <svg:desc>'Ubuntu Server'.A3:'Ubuntu Server'.A3</svg:desc>
                </draw:g>
              </table:table-cell>
              <table:table-cell office:value-type="string">
                <text:p>Version 5</text:p>
                <draw:g>
                  <svg:desc>'Ubuntu Server'.E3:'Ubuntu Server'.E3</svg:desc>
                </draw:g>
              </table:table-cell>
              <table:table-cell office:value-type="string">
                <text:p>Version 6</text:p>
                <draw:g>
                  <svg:desc>'Ubuntu Server'.I3:'Ubuntu Server'.I3</svg:desc>
                </draw:g>
              </table:table-cell>
              <table:table-cell office:value-type="string">
                <text:p>Version 7</text:p>
                <draw:g>
                  <svg:desc>'Ubuntu Server'.M3:'Ubuntu Server'.M3</svg:desc>
                </draw:g>
              </table:table-cell>
              <table:table-cell office:value-type="string">
                <text:p>Version 8</text:p>
                <draw:g>
                  <svg:desc>'Ubuntu Server'.Q3:'Ubuntu Server'.Q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Ubuntu Server'.A7:'Ubuntu Server'.A63</svg:desc>
                </draw:g>
              </table:table-cell>
              <table:table-cell office:value-type="float" office:value="0.000643491744995117">
                <text:p>0.000643491744995117</text:p>
                <draw:g>
                  <svg:desc>'Ubuntu Server'.B7:'Ubuntu Server'.B63</svg:desc>
                </draw:g>
              </table:table-cell>
              <table:table-cell office:value-type="float" office:value="0.000604152679443359">
                <text:p>0.000604152679443359</text:p>
                <draw:g>
                  <svg:desc>'Ubuntu Server'.F7:'Ubuntu Server'.F63</svg:desc>
                </draw:g>
              </table:table-cell>
              <table:table-cell office:value-type="float" office:value="0.000556707382202148">
                <text:p>0.000556707382202148</text:p>
                <draw:g>
                  <svg:desc>'Ubuntu Server'.J7:'Ubuntu Server'.J63</svg:desc>
                </draw:g>
              </table:table-cell>
              <table:table-cell office:value-type="float" office:value="0.000528335571289063">
                <text:p>0.000528335571289063</text:p>
                <draw:g>
                  <svg:desc>'Ubuntu Server'.N7:'Ubuntu Server'.N63</svg:desc>
                </draw:g>
              </table:table-cell>
              <table:table-cell office:value-type="float" office:value="0.000235319137573242">
                <text:p>0.000235319137573242</text:p>
                <draw:g>
                  <svg:desc>'Ubuntu Server'.R7:'Ubuntu Server'.R6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944137573242188">
                <text:p>0.000944137573242188</text:p>
              </table:table-cell>
              <table:table-cell office:value-type="float" office:value="0.000813484191894531">
                <text:p>0.000813484191894531</text:p>
              </table:table-cell>
              <table:table-cell office:value-type="float" office:value="0.000791549682617188">
                <text:p>0.000791549682617188</text:p>
              </table:table-cell>
              <table:table-cell office:value-type="float" office:value="0.000659465789794922">
                <text:p>0.000659465789794922</text:p>
              </table:table-cell>
              <table:table-cell office:value-type="float" office:value="0.000370979309082031">
                <text:p>0.0003709793090820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180482864379883">
                <text:p>0.00180482864379883</text:p>
              </table:table-cell>
              <table:table-cell office:value-type="float" office:value="0.00165987014770508">
                <text:p>0.00165987014770508</text:p>
              </table:table-cell>
              <table:table-cell office:value-type="float" office:value="0.0015716552734375">
                <text:p>0.0015716552734375</text:p>
              </table:table-cell>
              <table:table-cell office:value-type="float" office:value="0.00134062767028809">
                <text:p>0.00134062767028809</text:p>
              </table:table-cell>
              <table:table-cell office:value-type="float" office:value="0.000880718231201172">
                <text:p>0.0008807182312011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877141952514648">
                <text:p>0.00877141952514648</text:p>
              </table:table-cell>
              <table:table-cell office:value-type="float" office:value="0.00741291046142578">
                <text:p>0.00741291046142578</text:p>
              </table:table-cell>
              <table:table-cell office:value-type="float" office:value="0.00693893432617188">
                <text:p>0.00693893432617188</text:p>
              </table:table-cell>
              <table:table-cell office:value-type="float" office:value="0.0057225227355957">
                <text:p>0.0057225227355957</text:p>
              </table:table-cell>
              <table:table-cell office:value-type="float" office:value="0.00334358215332031">
                <text:p>0.003343582153320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949406623840332">
                <text:p>0.00949406623840332</text:p>
              </table:table-cell>
              <table:table-cell office:value-type="float" office:value="0.00709414482116699">
                <text:p>0.00709414482116699</text:p>
              </table:table-cell>
              <table:table-cell office:value-type="float" office:value="0.0067596435546875">
                <text:p>0.0067596435546875</text:p>
              </table:table-cell>
              <table:table-cell office:value-type="float" office:value="0.00552582740783691">
                <text:p>0.00552582740783691</text:p>
              </table:table-cell>
              <table:table-cell office:value-type="float" office:value="0.00369572639465332">
                <text:p>0.003695726394653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787925720214844">
                <text:p>0.00787925720214844</text:p>
              </table:table-cell>
              <table:table-cell office:value-type="float" office:value="0.00674772262573242">
                <text:p>0.00674772262573242</text:p>
              </table:table-cell>
              <table:table-cell office:value-type="float" office:value="0.00644159317016602">
                <text:p>0.00644159317016602</text:p>
              </table:table-cell>
              <table:table-cell office:value-type="float" office:value="0.00540494918823242">
                <text:p>0.00540494918823242</text:p>
              </table:table-cell>
              <table:table-cell office:value-type="float" office:value="0.00296735763549805">
                <text:p>0.002967357635498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962257385253906">
                <text:p>0.00962257385253906</text:p>
              </table:table-cell>
              <table:table-cell office:value-type="float" office:value="0.00799417495727539">
                <text:p>0.00799417495727539</text:p>
              </table:table-cell>
              <table:table-cell office:value-type="float" office:value="0.00758266448974609">
                <text:p>0.00758266448974609</text:p>
              </table:table-cell>
              <table:table-cell office:value-type="float" office:value="0.00643253326416016">
                <text:p>0.00643253326416016</text:p>
              </table:table-cell>
              <table:table-cell office:value-type="float" office:value="0.00336956977844238">
                <text:p>0.003369569778442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10406875610352">
                <text:p>0.0110406875610352</text:p>
              </table:table-cell>
              <table:table-cell office:value-type="float" office:value="0.00767254829406738">
                <text:p>0.00767254829406738</text:p>
              </table:table-cell>
              <table:table-cell office:value-type="float" office:value="0.00724148750305176">
                <text:p>0.00724148750305176</text:p>
              </table:table-cell>
              <table:table-cell office:value-type="float" office:value="0.00580525398254395">
                <text:p>0.00580525398254395</text:p>
              </table:table-cell>
              <table:table-cell office:value-type="float" office:value="0.00412631034851074">
                <text:p>0.004126310348510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19266223907471">
                <text:p>0.0419266223907471</text:p>
              </table:table-cell>
              <table:table-cell office:value-type="float" office:value="0.0350496768951416">
                <text:p>0.0350496768951416</text:p>
              </table:table-cell>
              <table:table-cell office:value-type="float" office:value="0.0325243473052979">
                <text:p>0.0325243473052979</text:p>
              </table:table-cell>
              <table:table-cell office:value-type="float" office:value="0.0263931751251221">
                <text:p>0.0263931751251221</text:p>
              </table:table-cell>
              <table:table-cell office:value-type="float" office:value="0.0150511264801025">
                <text:p>0.01505112648010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9018573760986">
                <text:p>0.0349018573760986</text:p>
              </table:table-cell>
              <table:table-cell office:value-type="float" office:value="0.0270872116088867">
                <text:p>0.0270872116088867</text:p>
              </table:table-cell>
              <table:table-cell office:value-type="float" office:value="0.0254590511322022">
                <text:p>0.0254590511322022</text:p>
              </table:table-cell>
              <table:table-cell office:value-type="float" office:value="0.0210742950439453">
                <text:p>0.0210742950439453</text:p>
              </table:table-cell>
              <table:table-cell office:value-type="float" office:value="0.0122711658477783">
                <text:p>0.012271165847778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02043771743774">
                <text:p>0.202043771743774</text:p>
              </table:table-cell>
              <table:table-cell office:value-type="float" office:value="0.148942708969116">
                <text:p>0.148942708969116</text:p>
              </table:table-cell>
              <table:table-cell office:value-type="float" office:value="0.139785766601563">
                <text:p>0.139785766601563</text:p>
              </table:table-cell>
              <table:table-cell office:value-type="float" office:value="0.107816696166992">
                <text:p>0.107816696166992</text:p>
              </table:table-cell>
              <table:table-cell office:value-type="float" office:value="0.0805850028991699">
                <text:p>0.08058500289916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70159769058228">
                <text:p>0.470159769058228</text:p>
              </table:table-cell>
              <table:table-cell office:value-type="float" office:value="0.372050762176514">
                <text:p>0.372050762176514</text:p>
              </table:table-cell>
              <table:table-cell office:value-type="float" office:value="0.35577130317688">
                <text:p>0.35577130317688</text:p>
              </table:table-cell>
              <table:table-cell office:value-type="float" office:value="0.294407606124878">
                <text:p>0.294407606124878</text:p>
              </table:table-cell>
              <table:table-cell office:value-type="float" office:value="0.211148977279663">
                <text:p>0.2111489772796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39779281616211">
                <text:p>0.0939779281616211</text:p>
              </table:table-cell>
              <table:table-cell office:value-type="float" office:value="0.0702178478240967">
                <text:p>0.0702178478240967</text:p>
              </table:table-cell>
              <table:table-cell office:value-type="float" office:value="0.0658323764801025">
                <text:p>0.0658323764801025</text:p>
              </table:table-cell>
              <table:table-cell office:value-type="float" office:value="0.053774356842041">
                <text:p>0.053774356842041</text:p>
              </table:table-cell>
              <table:table-cell office:value-type="float" office:value="0.0341587066650391">
                <text:p>0.03415870666503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23154163360596">
                <text:p>0.123154163360596</text:p>
              </table:table-cell>
              <table:table-cell office:value-type="float" office:value="0.084263801574707">
                <text:p>0.084263801574707</text:p>
              </table:table-cell>
              <table:table-cell office:value-type="float" office:value="0.0786583423614502">
                <text:p>0.0786583423614502</text:p>
              </table:table-cell>
              <table:table-cell office:value-type="float" office:value="0.0608627796173096">
                <text:p>0.0608627796173096</text:p>
              </table:table-cell>
              <table:table-cell office:value-type="float" office:value="0.0457878112792969">
                <text:p>0.04578781127929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768203735351563">
                <text:p>0.0768203735351563</text:p>
              </table:table-cell>
              <table:table-cell office:value-type="float" office:value="0.0532641410827637">
                <text:p>0.0532641410827637</text:p>
              </table:table-cell>
              <table:table-cell office:value-type="float" office:value="0.0504770278930664">
                <text:p>0.0504770278930664</text:p>
              </table:table-cell>
              <table:table-cell office:value-type="float" office:value="0.0399074554443359">
                <text:p>0.0399074554443359</text:p>
              </table:table-cell>
              <table:table-cell office:value-type="float" office:value="0.0288910865783691">
                <text:p>0.02889108657836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75949811935425">
                <text:p>0.175949811935425</text:p>
              </table:table-cell>
              <table:table-cell office:value-type="float" office:value="0.125694751739502">
                <text:p>0.125694751739502</text:p>
              </table:table-cell>
              <table:table-cell office:value-type="float" office:value="0.12082576751709">
                <text:p>0.12082576751709</text:p>
              </table:table-cell>
              <table:table-cell office:value-type="float" office:value="0.0972437858581543">
                <text:p>0.0972437858581543</text:p>
              </table:table-cell>
              <table:table-cell office:value-type="float" office:value="0.0678963661193848">
                <text:p>0.06789636611938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65263271331787">
                <text:p>0.565263271331787</text:p>
              </table:table-cell>
              <table:table-cell office:value-type="float" office:value="0.440458059310913">
                <text:p>0.440458059310913</text:p>
              </table:table-cell>
              <table:table-cell office:value-type="float" office:value="0.421427011489868">
                <text:p>0.421427011489868</text:p>
              </table:table-cell>
              <table:table-cell office:value-type="float" office:value="0.351310014724731">
                <text:p>0.351310014724731</text:p>
              </table:table-cell>
              <table:table-cell office:value-type="float" office:value="0.268973588943481">
                <text:p>0.26897358894348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94234561920166">
                <text:p>0.0494234561920166</text:p>
              </table:table-cell>
              <table:table-cell office:value-type="float" office:value="0.034902811050415">
                <text:p>0.034902811050415</text:p>
              </table:table-cell>
              <table:table-cell office:value-type="float" office:value="0.0332627296447754">
                <text:p>0.0332627296447754</text:p>
              </table:table-cell>
              <table:table-cell office:value-type="float" office:value="0.0267248153686523">
                <text:p>0.0267248153686523</text:p>
              </table:table-cell>
              <table:table-cell office:value-type="float" office:value="0.0189287662506104">
                <text:p>0.01892876625061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48989868164063">
                <text:p>0.448989868164063</text:p>
              </table:table-cell>
              <table:table-cell office:value-type="float" office:value="0.343068599700928">
                <text:p>0.343068599700928</text:p>
              </table:table-cell>
              <table:table-cell office:value-type="float" office:value="0.320858240127564">
                <text:p>0.320858240127564</text:p>
              </table:table-cell>
              <table:table-cell office:value-type="float" office:value="0.26661491394043">
                <text:p>0.26661491394043</text:p>
              </table:table-cell>
              <table:table-cell office:value-type="float" office:value="0.200436353683472">
                <text:p>0.2004363536834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237361907959">
                <text:p>0.33237361907959</text:p>
              </table:table-cell>
              <table:table-cell office:value-type="float" office:value="0.263946533203125">
                <text:p>0.263946533203125</text:p>
              </table:table-cell>
              <table:table-cell office:value-type="float" office:value="0.252327919006348">
                <text:p>0.252327919006348</text:p>
              </table:table-cell>
              <table:table-cell office:value-type="float" office:value="0.207450151443481">
                <text:p>0.207450151443481</text:p>
              </table:table-cell>
              <table:table-cell office:value-type="float" office:value="0.149275541305542">
                <text:p>0.14927554130554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.11484336853027">
                <text:p>9.11484336853027</text:p>
              </table:table-cell>
              <table:table-cell office:value-type="float" office:value="7.76949906349182">
                <text:p>7.76949906349182</text:p>
              </table:table-cell>
              <table:table-cell office:value-type="float" office:value="7.55867505073547">
                <text:p>7.55867505073547</text:p>
              </table:table-cell>
              <table:table-cell office:value-type="float" office:value="6.86258983612061">
                <text:p>6.86258983612061</text:p>
              </table:table-cell>
              <table:table-cell office:value-type="float" office:value="6.11064434051514">
                <text:p>6.110644340515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69476985931397">
                <text:p>0.669476985931397</text:p>
              </table:table-cell>
              <table:table-cell office:value-type="float" office:value="0.516253232955933">
                <text:p>0.516253232955933</text:p>
              </table:table-cell>
              <table:table-cell office:value-type="float" office:value="0.496552705764771">
                <text:p>0.496552705764771</text:p>
              </table:table-cell>
              <table:table-cell office:value-type="float" office:value="0.402219533920288">
                <text:p>0.402219533920288</text:p>
              </table:table-cell>
              <table:table-cell office:value-type="float" office:value="0.308990240097046">
                <text:p>0.3089902400970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08020448684692">
                <text:p>0.208020448684692</text:p>
              </table:table-cell>
              <table:table-cell office:value-type="float" office:value="0.157054424285889">
                <text:p>0.157054424285889</text:p>
              </table:table-cell>
              <table:table-cell office:value-type="float" office:value="0.149797201156616">
                <text:p>0.149797201156616</text:p>
              </table:table-cell>
              <table:table-cell office:value-type="float" office:value="0.119893074035645">
                <text:p>0.119893074035645</text:p>
              </table:table-cell>
              <table:table-cell office:value-type="float" office:value="0.08139967918396">
                <text:p>0.081399679183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32955551147461">
                <text:p>0.132955551147461</text:p>
              </table:table-cell>
              <table:table-cell office:value-type="float" office:value="0.0940077304840088">
                <text:p>0.0940077304840088</text:p>
              </table:table-cell>
              <table:table-cell office:value-type="float" office:value="0.0876889228820801">
                <text:p>0.0876889228820801</text:p>
              </table:table-cell>
              <table:table-cell office:value-type="float" office:value="0.0691633224487305">
                <text:p>0.0691633224487305</text:p>
              </table:table-cell>
              <table:table-cell office:value-type="float" office:value="0.0512075424194336">
                <text:p>0.05120754241943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61686086654663">
                <text:p>0.261686086654663</text:p>
              </table:table-cell>
              <table:table-cell office:value-type="float" office:value="0.180774927139282">
                <text:p>0.180774927139282</text:p>
              </table:table-cell>
              <table:table-cell office:value-type="float" office:value="0.167082071304321">
                <text:p>0.167082071304321</text:p>
              </table:table-cell>
              <table:table-cell office:value-type="float" office:value="0.13144850730896">
                <text:p>0.13144850730896</text:p>
              </table:table-cell>
              <table:table-cell office:value-type="float" office:value="0.104131698608398">
                <text:p>0.10413169860839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10606145858765">
                <text:p>0.410606145858765</text:p>
              </table:table-cell>
              <table:table-cell office:value-type="float" office:value="0.313777446746826">
                <text:p>0.313777446746826</text:p>
              </table:table-cell>
              <table:table-cell office:value-type="float" office:value="0.303324699401855">
                <text:p>0.303324699401855</text:p>
              </table:table-cell>
              <table:table-cell office:value-type="float" office:value="0.244409799575806">
                <text:p>0.244409799575806</text:p>
              </table:table-cell>
              <table:table-cell office:value-type="float" office:value="0.183091163635254">
                <text:p>0.18309116363525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38691687583923">
                <text:p>2.38691687583923</text:p>
              </table:table-cell>
              <table:table-cell office:value-type="float" office:value="1.90482091903687">
                <text:p>1.90482091903687</text:p>
              </table:table-cell>
              <table:table-cell office:value-type="float" office:value="1.87677907943726">
                <text:p>1.87677907943726</text:p>
              </table:table-cell>
              <table:table-cell office:value-type="float" office:value="1.58152413368225">
                <text:p>1.58152413368225</text:p>
              </table:table-cell>
              <table:table-cell office:value-type="float" office:value="1.33015727996826">
                <text:p>1.3301572799682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88036322593689">
                <text:p>0.88036322593689</text:p>
              </table:table-cell>
              <table:table-cell office:value-type="float" office:value="0.633056640625">
                <text:p>0.633056640625</text:p>
              </table:table-cell>
              <table:table-cell office:value-type="float" office:value="0.616552829742432">
                <text:p>0.616552829742432</text:p>
              </table:table-cell>
              <table:table-cell office:value-type="float" office:value="0.497656106948853">
                <text:p>0.497656106948853</text:p>
              </table:table-cell>
              <table:table-cell office:value-type="float" office:value="0.396449565887451">
                <text:p>0.39644956588745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59807538986206">
                <text:p>0.559807538986206</text:p>
              </table:table-cell>
              <table:table-cell office:value-type="float" office:value="0.405717372894287">
                <text:p>0.405717372894287</text:p>
              </table:table-cell>
              <table:table-cell office:value-type="float" office:value="0.396589994430542">
                <text:p>0.396589994430542</text:p>
              </table:table-cell>
              <table:table-cell office:value-type="float" office:value="0.318809509277344">
                <text:p>0.318809509277344</text:p>
              </table:table-cell>
              <table:table-cell office:value-type="float" office:value="0.241034030914307">
                <text:p>0.2410340309143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47782683372498">
                <text:p>2.47782683372498</text:p>
              </table:table-cell>
              <table:table-cell office:value-type="float" office:value="1.98900580406189">
                <text:p>1.98900580406189</text:p>
              </table:table-cell>
              <table:table-cell office:value-type="float" office:value="1.91438460350037">
                <text:p>1.91438460350037</text:p>
              </table:table-cell>
              <table:table-cell office:value-type="float" office:value="1.65831685066223">
                <text:p>1.65831685066223</text:p>
              </table:table-cell>
              <table:table-cell office:value-type="float" office:value="1.3833224773407">
                <text:p>1.383322477340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01967191696167">
                <text:p>0.501967191696167</text:p>
              </table:table-cell>
              <table:table-cell office:value-type="float" office:value="0.376230716705322">
                <text:p>0.376230716705322</text:p>
              </table:table-cell>
              <table:table-cell office:value-type="float" office:value="0.351967334747314">
                <text:p>0.351967334747314</text:p>
              </table:table-cell>
              <table:table-cell office:value-type="float" office:value="0.286975383758545">
                <text:p>0.286975383758545</text:p>
              </table:table-cell>
              <table:table-cell office:value-type="float" office:value="0.215511083602905">
                <text:p>0.21551108360290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7379674911499">
                <text:p>0.57379674911499</text:p>
              </table:table-cell>
              <table:table-cell office:value-type="float" office:value="0.416689157485962">
                <text:p>0.416689157485962</text:p>
              </table:table-cell>
              <table:table-cell office:value-type="float" office:value="0.392217397689819">
                <text:p>0.392217397689819</text:p>
              </table:table-cell>
              <table:table-cell office:value-type="float" office:value="0.322517156600952">
                <text:p>0.322517156600952</text:p>
              </table:table-cell>
              <table:table-cell office:value-type="float" office:value="0.240783214569092">
                <text:p>0.24078321456909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885674238204956">
                <text:p>0.885674238204956</text:p>
              </table:table-cell>
              <table:table-cell office:value-type="float" office:value="0.674062013626099">
                <text:p>0.674062013626099</text:p>
              </table:table-cell>
              <table:table-cell office:value-type="float" office:value="0.657055616378784">
                <text:p>0.657055616378784</text:p>
              </table:table-cell>
              <table:table-cell office:value-type="float" office:value="0.530291318893433">
                <text:p>0.530291318893433</text:p>
              </table:table-cell>
              <table:table-cell office:value-type="float" office:value="0.419657230377197">
                <text:p>0.41965723037719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22858953475952">
                <text:p>1.22858953475952</text:p>
              </table:table-cell>
              <table:table-cell office:value-type="float" office:value="0.928279161453247">
                <text:p>0.928279161453247</text:p>
              </table:table-cell>
              <table:table-cell office:value-type="float" office:value="0.875637292861939">
                <text:p>0.875637292861939</text:p>
              </table:table-cell>
              <table:table-cell office:value-type="float" office:value="0.734754323959351">
                <text:p>0.734754323959351</text:p>
              </table:table-cell>
              <table:table-cell office:value-type="float" office:value="0.587952613830566">
                <text:p>0.5879526138305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.15554451942444">
                <text:p>7.15554451942444</text:p>
              </table:table-cell>
              <table:table-cell office:value-type="float" office:value="6.24987316131592">
                <text:p>6.24987316131592</text:p>
              </table:table-cell>
              <table:table-cell office:value-type="float" office:value="6.12893176078796">
                <text:p>6.12893176078796</text:p>
              </table:table-cell>
              <table:table-cell office:value-type="float" office:value="5.4747257232666">
                <text:p>5.4747257232666</text:p>
              </table:table-cell>
              <table:table-cell office:value-type="float" office:value="4.91765403747559">
                <text:p>4.9176540374755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5504994392395">
                <text:p>0.75504994392395</text:p>
              </table:table-cell>
              <table:table-cell office:value-type="float" office:value="0.581838369369507">
                <text:p>0.581838369369507</text:p>
              </table:table-cell>
              <table:table-cell office:value-type="float" office:value="0.557580947875977">
                <text:p>0.557580947875977</text:p>
              </table:table-cell>
              <table:table-cell office:value-type="float" office:value="0.444494247436523">
                <text:p>0.444494247436523</text:p>
              </table:table-cell>
              <table:table-cell office:value-type="float" office:value="0.349788427352905">
                <text:p>0.34978842735290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600989818573">
                <text:p>0.4600989818573</text:p>
              </table:table-cell>
              <table:table-cell office:value-type="float" office:value="0.329971075057983">
                <text:p>0.329971075057983</text:p>
              </table:table-cell>
              <table:table-cell office:value-type="float" office:value="0.320826053619385">
                <text:p>0.320826053619385</text:p>
              </table:table-cell>
              <table:table-cell office:value-type="float" office:value="0.248331546783447">
                <text:p>0.248331546783447</text:p>
              </table:table-cell>
              <table:table-cell office:value-type="float" office:value="0.199620962142944">
                <text:p>0.1996209621429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3842716217041">
                <text:p>0.23842716217041</text:p>
              </table:table-cell>
              <table:table-cell office:value-type="float" office:value="0.167295932769775">
                <text:p>0.167295932769775</text:p>
              </table:table-cell>
              <table:table-cell office:value-type="float" office:value="0.161704778671265">
                <text:p>0.161704778671265</text:p>
              </table:table-cell>
              <table:table-cell office:value-type="float" office:value="0.124558448791504">
                <text:p>0.124558448791504</text:p>
              </table:table-cell>
              <table:table-cell office:value-type="float" office:value="0.0971283912658691">
                <text:p>0.097128391265869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23249483108521">
                <text:p>0.423249483108521</text:p>
              </table:table-cell>
              <table:table-cell office:value-type="float" office:value="0.30750036239624">
                <text:p>0.30750036239624</text:p>
              </table:table-cell>
              <table:table-cell office:value-type="float" office:value="0.302949905395508">
                <text:p>0.302949905395508</text:p>
              </table:table-cell>
              <table:table-cell office:value-type="float" office:value="0.234392404556274">
                <text:p>0.234392404556274</text:p>
              </table:table-cell>
              <table:table-cell office:value-type="float" office:value="0.181764602661133">
                <text:p>0.1817646026611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42470407485962">
                <text:p>0.842470407485962</text:p>
              </table:table-cell>
              <table:table-cell office:value-type="float" office:value="0.647137641906738">
                <text:p>0.647137641906738</text:p>
              </table:table-cell>
              <table:table-cell office:value-type="float" office:value="0.619642734527588">
                <text:p>0.619642734527588</text:p>
              </table:table-cell>
              <table:table-cell office:value-type="float" office:value="0.502741813659668">
                <text:p>0.502741813659668</text:p>
              </table:table-cell>
              <table:table-cell office:value-type="float" office:value="0.389146089553833">
                <text:p>0.3891460895538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19660139083862">
                <text:p>0.619660139083862</text:p>
              </table:table-cell>
              <table:table-cell office:value-type="float" office:value="0.444618225097656">
                <text:p>0.444618225097656</text:p>
              </table:table-cell>
              <table:table-cell office:value-type="float" office:value="0.428972721099854">
                <text:p>0.428972721099854</text:p>
              </table:table-cell>
              <table:table-cell office:value-type="float" office:value="0.341359853744507">
                <text:p>0.341359853744507</text:p>
              </table:table-cell>
              <table:table-cell office:value-type="float" office:value="0.262258291244507">
                <text:p>0.26225829124450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70989394187927">
                <text:p>1.70989394187927</text:p>
              </table:table-cell>
              <table:table-cell office:value-type="float" office:value="1.41063284873962">
                <text:p>1.41063284873962</text:p>
              </table:table-cell>
              <table:table-cell office:value-type="float" office:value="1.3451886177063">
                <text:p>1.3451886177063</text:p>
              </table:table-cell>
              <table:table-cell office:value-type="float" office:value="1.10978293418884">
                <text:p>1.10978293418884</text:p>
              </table:table-cell>
              <table:table-cell office:value-type="float" office:value="0.929438352584839">
                <text:p>0.92943835258483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.22680139541626">
                <text:p>2.22680139541626</text:p>
              </table:table-cell>
              <table:table-cell office:value-type="float" office:value="1.74361658096313">
                <text:p>1.74361658096313</text:p>
              </table:table-cell>
              <table:table-cell office:value-type="float" office:value="1.64634919166565">
                <text:p>1.64634919166565</text:p>
              </table:table-cell>
              <table:table-cell office:value-type="float" office:value="1.38170742988586">
                <text:p>1.38170742988586</text:p>
              </table:table-cell>
              <table:table-cell office:value-type="float" office:value="1.17571520805359">
                <text:p>1.1757152080535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857827663421631">
                <text:p>0.0857827663421631</text:p>
              </table:table-cell>
              <table:table-cell office:value-type="float" office:value="0.0605337619781494">
                <text:p>0.0605337619781494</text:p>
              </table:table-cell>
              <table:table-cell office:value-type="float" office:value="0.0567095279693604">
                <text:p>0.0567095279693604</text:p>
              </table:table-cell>
              <table:table-cell office:value-type="float" office:value="0.0446097850799561">
                <text:p>0.0446097850799561</text:p>
              </table:table-cell>
              <table:table-cell office:value-type="float" office:value="0.0323252677917481">
                <text:p>0.032325267791748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64420485496521">
                <text:p>1.64420485496521</text:p>
              </table:table-cell>
              <table:table-cell office:value-type="float" office:value="1.29975557327271">
                <text:p>1.29975557327271</text:p>
              </table:table-cell>
              <table:table-cell office:value-type="float" office:value="1.2486298084259">
                <text:p>1.2486298084259</text:p>
              </table:table-cell>
              <table:table-cell office:value-type="float" office:value="1.02895021438599">
                <text:p>1.02895021438599</text:p>
              </table:table-cell>
              <table:table-cell office:value-type="float" office:value="0.862051725387573">
                <text:p>0.86205172538757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.29623556137085">
                <text:p>6.29623556137085</text:p>
              </table:table-cell>
              <table:table-cell office:value-type="float" office:value="5.23379516601563">
                <text:p>5.23379516601563</text:p>
              </table:table-cell>
              <table:table-cell office:value-type="float" office:value="5.17278838157654">
                <text:p>5.17278838157654</text:p>
              </table:table-cell>
              <table:table-cell office:value-type="float" office:value="4.55903887748718">
                <text:p>4.55903887748718</text:p>
              </table:table-cell>
              <table:table-cell office:value-type="float" office:value="4.10503745079041">
                <text:p>4.1050374507904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216046810150146">
                <text:p>0.216046810150146</text:p>
              </table:table-cell>
              <table:table-cell office:value-type="float" office:value="0.149564266204834">
                <text:p>0.149564266204834</text:p>
              </table:table-cell>
              <table:table-cell office:value-type="float" office:value="0.14388108253479">
                <text:p>0.14388108253479</text:p>
              </table:table-cell>
              <table:table-cell office:value-type="float" office:value="0.11473274230957">
                <text:p>0.11473274230957</text:p>
              </table:table-cell>
              <table:table-cell office:value-type="float" office:value="0.084613561630249">
                <text:p>0.08461356163024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892804622650147">
                <text:p>0.892804622650147</text:p>
              </table:table-cell>
              <table:table-cell office:value-type="float" office:value="0.668262720108032">
                <text:p>0.668262720108032</text:p>
              </table:table-cell>
              <table:table-cell office:value-type="float" office:value="0.651320934295654">
                <text:p>0.651320934295654</text:p>
              </table:table-cell>
              <table:table-cell office:value-type="float" office:value="0.523318290710449">
                <text:p>0.523318290710449</text:p>
              </table:table-cell>
              <table:table-cell office:value-type="float" office:value="0.422739267349243">
                <text:p>0.42273926734924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820559740066528">
                <text:p>0.820559740066528</text:p>
              </table:table-cell>
              <table:table-cell office:value-type="float" office:value="0.612613677978516">
                <text:p>0.612613677978516</text:p>
              </table:table-cell>
              <table:table-cell office:value-type="float" office:value="0.589019775390625">
                <text:p>0.589019775390625</text:p>
              </table:table-cell>
              <table:table-cell office:value-type="float" office:value="0.478516817092896">
                <text:p>0.478516817092896</text:p>
              </table:table-cell>
              <table:table-cell office:value-type="float" office:value="0.38144326210022">
                <text:p>0.381443262100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3454794883728">
                <text:p>1.13454794883728</text:p>
              </table:table-cell>
              <table:table-cell office:value-type="float" office:value="0.877560615539551">
                <text:p>0.877560615539551</text:p>
              </table:table-cell>
              <table:table-cell office:value-type="float" office:value="0.849902153015137">
                <text:p>0.849902153015137</text:p>
              </table:table-cell>
              <table:table-cell office:value-type="float" office:value="0.708053350448608">
                <text:p>0.708053350448608</text:p>
              </table:table-cell>
              <table:table-cell office:value-type="float" office:value="0.578567028045654">
                <text:p>0.57856702804565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1850414276123">
                <text:p>1.1850414276123</text:p>
              </table:table-cell>
              <table:table-cell office:value-type="float" office:value="0.876198053359985">
                <text:p>0.876198053359985</text:p>
              </table:table-cell>
              <table:table-cell office:value-type="float" office:value="0.842164278030396">
                <text:p>0.842164278030396</text:p>
              </table:table-cell>
              <table:table-cell office:value-type="float" office:value="0.692794322967529">
                <text:p>0.692794322967529</text:p>
              </table:table-cell>
              <table:table-cell office:value-type="float" office:value="0.554874181747437">
                <text:p>0.55487418174743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.53665947914124">
                <text:p>2.53665947914124</text:p>
              </table:table-cell>
              <table:table-cell office:value-type="float" office:value="2.01470637321472">
                <text:p>2.01470637321472</text:p>
              </table:table-cell>
              <table:table-cell office:value-type="float" office:value="1.94610619544983">
                <text:p>1.94610619544983</text:p>
              </table:table-cell>
              <table:table-cell office:value-type="float" office:value="1.66048192977905">
                <text:p>1.66048192977905</text:p>
              </table:table-cell>
              <table:table-cell office:value-type="float" office:value="1.43092107772827">
                <text:p>1.430921077728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38569712638855">
                <text:p>1.38569712638855</text:p>
              </table:table-cell>
              <table:table-cell office:value-type="float" office:value="1.02406311035156">
                <text:p>1.02406311035156</text:p>
              </table:table-cell>
              <table:table-cell office:value-type="float" office:value="0.98305869102478">
                <text:p>0.98305869102478</text:p>
              </table:table-cell>
              <table:table-cell office:value-type="float" office:value="0.799365758895874">
                <text:p>0.799365758895874</text:p>
              </table:table-cell>
              <table:table-cell office:value-type="float" office:value="0.667725086212158">
                <text:p>0.66772508621215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20617985725403">
                <text:p>2.20617985725403</text:p>
              </table:table-cell>
              <table:table-cell office:value-type="float" office:value="1.72696709632874">
                <text:p>1.72696709632874</text:p>
              </table:table-cell>
              <table:table-cell office:value-type="float" office:value="1.67887544631958">
                <text:p>1.67887544631958</text:p>
              </table:table-cell>
              <table:table-cell office:value-type="float" office:value="1.41799259185791">
                <text:p>1.41799259185791</text:p>
              </table:table-cell>
              <table:table-cell office:value-type="float" office:value="1.2123601436615">
                <text:p>1.212360143661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.84367251396179">
                <text:p>3.84367251396179</text:p>
              </table:table-cell>
              <table:table-cell office:value-type="float" office:value="3.06157565116882">
                <text:p>3.06157565116882</text:p>
              </table:table-cell>
              <table:table-cell office:value-type="float" office:value="3.03223633766174">
                <text:p>3.03223633766174</text:p>
              </table:table-cell>
              <table:table-cell office:value-type="float" office:value="2.55618071556091">
                <text:p>2.55618071556091</text:p>
              </table:table-cell>
              <table:table-cell office:value-type="float" office:value="2.22489285469055">
                <text:p>2.224892854690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.374342918396">
                <text:p>3.374342918396</text:p>
              </table:table-cell>
              <table:table-cell office:value-type="float" office:value="2.70213294029236">
                <text:p>2.70213294029236</text:p>
              </table:table-cell>
              <table:table-cell office:value-type="float" office:value="2.67506217956543">
                <text:p>2.67506217956543</text:p>
              </table:table-cell>
              <table:table-cell office:value-type="float" office:value="2.26417636871338">
                <text:p>2.26417636871338</text:p>
              </table:table-cell>
              <table:table-cell office:value-type="float" office:value="1.95653915405273">
                <text:p>1.9565391540527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0624692440033">
                <text:p>1.0624692440033</text:p>
              </table:table-cell>
              <table:table-cell office:value-type="float" office:value="0.797540903091431">
                <text:p>0.797540903091431</text:p>
              </table:table-cell>
              <table:table-cell office:value-type="float" office:value="0.756103754043579">
                <text:p>0.756103754043579</text:p>
              </table:table-cell>
              <table:table-cell office:value-type="float" office:value="0.615304708480835">
                <text:p>0.615304708480835</text:p>
              </table:table-cell>
              <table:table-cell office:value-type="float" office:value="0.489812135696411">
                <text:p>0.489812135696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325cm" svg:height="20.704cm" xlink:href=".." xlink:type="simple" chart:class="chart:line" chart:style-name="ch1">
        <chart:title svg:x="14.412cm" svg:y="0.55cm" chart:style-name="ch2">
          <text:p>Comulative Time</text:p>
        </chart:title>
        <chart:subtitle svg:x="15.02cm" svg:y="1.743cm" chart:style-name="ch3">
          <text:p>(in seconds)</text:p>
        </chart:subtitle>
        <chart:legend chart:legend-position="end" svg:x="29.526cm" svg:y="9.057cm" style:legend-expansion="high" chart:style-name="ch4"/>
        <chart:plot-area chart:style-name="ch5" table:cell-range-address="'Ubuntu Server'.A3:'Ubuntu Server'.A3 'Ubuntu Server'.C7:'Ubuntu Server'.C63 'Ubuntu Server'.E3:'Ubuntu Server'.E3 'Ubuntu Server'.G7:'Ubuntu Server'.G63 'Ubuntu Server'.I3:'Ubuntu Server'.I3 'Ubuntu Server'.K7:'Ubuntu Server'.K63 'Ubuntu Server'.M3:'Ubuntu Server'.M3 'Ubuntu Server'.O7:'Ubuntu Server'.O63 'Ubuntu Server'.Q3:'Ubuntu Server'.Q3 'Ubuntu Server'.S7:'Ubuntu Server'.S63" chart:data-source-has-labels="row" svg:x="1.671cm" svg:y="2.717cm" svg:width="27.548cm" svg:height="16.725cm">
          <chart:coordinate-region svg:x="2.292cm" svg:y="2.916cm" svg:width="26.74cm" svg:height="15.879cm"/>
          <chart:axis chart:dimension="x" chart:name="primary-x" chart:style-name="ch6">
            <chart:title svg:x="14.991cm" svg:y="19.856cm" chart:style-name="ch7">
              <text:p>Level</text:p>
            </chart:title>
          </chart:axis>
          <chart:axis chart:dimension="y" chart:name="primary-y" chart:style-name="ch6">
            <chart:title svg:x="0.465cm" svg:y="11.493cm" chart:style-name="ch8">
              <text:p>Time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'Ubuntu Server'.C7:'Ubuntu Server'.C63" chart:label-cell-address="'Ubuntu Server'.A3:'Ubuntu Server'.A3" chart:class="chart:line">
            <chart:data-point chart:repeated="57"/>
          </chart:series>
          <chart:series chart:style-name="ch12" chart:values-cell-range-address="'Ubuntu Server'.G7:'Ubuntu Server'.G63" chart:label-cell-address="'Ubuntu Server'.E3:'Ubuntu Server'.E3" chart:class="chart:line">
            <chart:data-point chart:repeated="57"/>
          </chart:series>
          <chart:series chart:style-name="ch13" chart:values-cell-range-address="'Ubuntu Server'.K7:'Ubuntu Server'.K63" chart:label-cell-address="'Ubuntu Server'.I3:'Ubuntu Server'.I3" chart:class="chart:line">
            <chart:data-point chart:repeated="57"/>
          </chart:series>
          <chart:series chart:style-name="ch14" chart:values-cell-range-address="'Ubuntu Server'.O7:'Ubuntu Server'.O63" chart:label-cell-address="'Ubuntu Server'.M3:'Ubuntu Server'.M3" chart:class="chart:line">
            <chart:data-point chart:repeated="57"/>
          </chart:series>
          <chart:series chart:style-name="ch15" chart:values-cell-range-address="'Ubuntu Server'.S7:'Ubuntu Server'.S63" chart:label-cell-address="'Ubuntu Server'.Q3:'Ubuntu Server'.Q3" chart:class="chart:line">
            <chart:data-point chart:repeated="5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sion 4</text:p>
                <draw:g>
                  <svg:desc>'Ubuntu Server'.A3:'Ubuntu Server'.A3</svg:desc>
                </draw:g>
              </table:table-cell>
              <table:table-cell office:value-type="string">
                <text:p>Version 5</text:p>
                <draw:g>
                  <svg:desc>'Ubuntu Server'.E3:'Ubuntu Server'.E3</svg:desc>
                </draw:g>
              </table:table-cell>
              <table:table-cell office:value-type="string">
                <text:p>Version 6</text:p>
                <draw:g>
                  <svg:desc>'Ubuntu Server'.I3:'Ubuntu Server'.I3</svg:desc>
                </draw:g>
              </table:table-cell>
              <table:table-cell office:value-type="string">
                <text:p>Version 7</text:p>
                <draw:g>
                  <svg:desc>'Ubuntu Server'.M3:'Ubuntu Server'.M3</svg:desc>
                </draw:g>
              </table:table-cell>
              <table:table-cell office:value-type="string">
                <text:p>Version 8</text:p>
                <draw:g>
                  <svg:desc>'Ubuntu Server'.Q3:'Ubuntu Server'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57558441162109">
                <text:p>0.000657558441162109</text:p>
                <draw:g>
                  <svg:desc>'Ubuntu Server'.C7:'Ubuntu Server'.C63</svg:desc>
                </draw:g>
              </table:table-cell>
              <table:table-cell office:value-type="float" office:value="0.000618934631347656">
                <text:p>0.000618934631347656</text:p>
                <draw:g>
                  <svg:desc>'Ubuntu Server'.G7:'Ubuntu Server'.G63</svg:desc>
                </draw:g>
              </table:table-cell>
              <table:table-cell office:value-type="float" office:value="0.000571489334106445">
                <text:p>0.000571489334106445</text:p>
                <draw:g>
                  <svg:desc>'Ubuntu Server'.K7:'Ubuntu Server'.K63</svg:desc>
                </draw:g>
              </table:table-cell>
              <table:table-cell office:value-type="float" office:value="0.000543117523193359">
                <text:p>0.000543117523193359</text:p>
                <draw:g>
                  <svg:desc>'Ubuntu Server'.O7:'Ubuntu Server'.O63</svg:desc>
                </draw:g>
              </table:table-cell>
              <table:table-cell office:value-type="float" office:value="0.000250577926635742">
                <text:p>0.000250577926635742</text:p>
                <draw:g>
                  <svg:desc>'Ubuntu Server'.S7:'Ubuntu Server'.S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79386138916016">
                <text:p>0.00179386138916016</text:p>
              </table:table-cell>
              <table:table-cell office:value-type="float" office:value="0.00160956382751465">
                <text:p>0.00160956382751465</text:p>
              </table:table-cell>
              <table:table-cell office:value-type="float" office:value="0.00152349472045898">
                <text:p>0.00152349472045898</text:p>
              </table:table-cell>
              <table:table-cell office:value-type="float" office:value="0.00136327743530273">
                <text:p>0.00136327743530273</text:p>
              </table:table-cell>
              <table:table-cell office:value-type="float" office:value="0.000787496566772461">
                <text:p>0.000787496566772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70240211486816">
                <text:p>0.00370240211486816</text:p>
              </table:table-cell>
              <table:table-cell office:value-type="float" office:value="0.0033719539642334">
                <text:p>0.0033719539642334</text:p>
              </table:table-cell>
              <table:table-cell office:value-type="float" office:value="0.00319814682006836">
                <text:p>0.00319814682006836</text:p>
              </table:table-cell>
              <table:table-cell office:value-type="float" office:value="0.00280475616455078">
                <text:p>0.00280475616455078</text:p>
              </table:table-cell>
              <table:table-cell office:value-type="float" office:value="0.00176787376403809">
                <text:p>0.00176787376403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775337219238">
                <text:p>0.0125775337219238</text:p>
              </table:table-cell>
              <table:table-cell office:value-type="float" office:value="0.0108911991119385">
                <text:p>0.0108911991119385</text:p>
              </table:table-cell>
              <table:table-cell office:value-type="float" office:value="0.0102386474609375">
                <text:p>0.0102386474609375</text:p>
              </table:table-cell>
              <table:table-cell office:value-type="float" office:value="0.00865483283996582">
                <text:p>0.00865483283996582</text:p>
              </table:table-cell>
              <table:table-cell office:value-type="float" office:value="0.00522017478942871">
                <text:p>0.00522017478942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1760272979736">
                <text:p>0.0221760272979736</text:p>
              </table:table-cell>
              <table:table-cell office:value-type="float" office:value="0.0180928707122803">
                <text:p>0.0180928707122803</text:p>
              </table:table-cell>
              <table:table-cell office:value-type="float" office:value="0.0171017646789551">
                <text:p>0.0171017646789551</text:p>
              </table:table-cell>
              <table:table-cell office:value-type="float" office:value="0.0142862796783447">
                <text:p>0.0142862796783447</text:p>
              </table:table-cell>
              <table:table-cell office:value-type="float" office:value="0.00901699066162109">
                <text:p>0.00901699066162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599502563477">
                <text:p>0.0301599502563477</text:p>
              </table:table-cell>
              <table:table-cell office:value-type="float" office:value="0.0249481201171875">
                <text:p>0.0249481201171875</text:p>
              </table:table-cell>
              <table:table-cell office:value-type="float" office:value="0.0236549377441406">
                <text:p>0.0236549377441406</text:p>
              </table:table-cell>
              <table:table-cell office:value-type="float" office:value="0.0197956562042236">
                <text:p>0.0197956562042236</text:p>
              </table:table-cell>
              <table:table-cell office:value-type="float" office:value="0.0120859146118164">
                <text:p>0.0120859146118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98564338684082">
                <text:p>0.0398564338684082</text:p>
              </table:table-cell>
              <table:table-cell office:value-type="float" office:value="0.0330171585083008">
                <text:p>0.0330171585083008</text:p>
              </table:table-cell>
              <table:table-cell office:value-type="float" office:value="0.0313212871551514">
                <text:p>0.0313212871551514</text:p>
              </table:table-cell>
              <table:table-cell office:value-type="float" office:value="0.0263020992279053">
                <text:p>0.0263020992279053</text:p>
              </table:table-cell>
              <table:table-cell office:value-type="float" office:value="0.0155265331268311">
                <text:p>0.0155265331268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9698390960693">
                <text:p>0.0509698390960693</text:p>
              </table:table-cell>
              <table:table-cell office:value-type="float" office:value="0.0407629013061523">
                <text:p>0.0407629013061523</text:p>
              </table:table-cell>
              <table:table-cell office:value-type="float" office:value="0.0386390686035156">
                <text:p>0.0386390686035156</text:p>
              </table:table-cell>
              <table:table-cell office:value-type="float" office:value="0.0322301387786865">
                <text:p>0.0322301387786865</text:p>
              </table:table-cell>
              <table:table-cell office:value-type="float" office:value="0.019723653793335">
                <text:p>0.019723653793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30068492889404">
                <text:p>0.0930068492889404</text:p>
              </table:table-cell>
              <table:table-cell office:value-type="float" office:value="0.0758836269378662">
                <text:p>0.0758836269378662</text:p>
              </table:table-cell>
              <table:table-cell office:value-type="float" office:value="0.0712356567382813">
                <text:p>0.0712356567382813</text:p>
              </table:table-cell>
              <table:table-cell office:value-type="float" office:value="0.0587334632873535">
                <text:p>0.0587334632873535</text:p>
              </table:table-cell>
              <table:table-cell office:value-type="float" office:value="0.0348424911499023">
                <text:p>0.0348424911499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8064393997192">
                <text:p>0.128064393997192</text:p>
              </table:table-cell>
              <table:table-cell office:value-type="float" office:value="0.103087186813354">
                <text:p>0.103087186813354</text:p>
              </table:table-cell>
              <table:table-cell office:value-type="float" office:value="0.0968434810638428">
                <text:p>0.0968434810638428</text:p>
              </table:table-cell>
              <table:table-cell office:value-type="float" office:value="0.0800087451934815">
                <text:p>0.0800087451934815</text:p>
              </table:table-cell>
              <table:table-cell office:value-type="float" office:value="0.0471887588500977">
                <text:p>0.04718875885009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0231666564941">
                <text:p>0.330231666564941</text:p>
              </table:table-cell>
              <table:table-cell office:value-type="float" office:value="0.252147674560547">
                <text:p>0.252147674560547</text:p>
              </table:table-cell>
              <table:table-cell office:value-type="float" office:value="0.236783504486084">
                <text:p>0.236783504486084</text:p>
              </table:table-cell>
              <table:table-cell office:value-type="float" office:value="0.18799090385437">
                <text:p>0.18799090385437</text:p>
              </table:table-cell>
              <table:table-cell office:value-type="float" office:value="0.127885341644287">
                <text:p>0.1278853416442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0572872161865">
                <text:p>0.800572872161865</text:p>
              </table:table-cell>
              <table:table-cell office:value-type="float" office:value="0.624359607696533">
                <text:p>0.624359607696533</text:p>
              </table:table-cell>
              <table:table-cell office:value-type="float" office:value="0.592734336853027">
                <text:p>0.592734336853027</text:p>
              </table:table-cell>
              <table:table-cell office:value-type="float" office:value="0.482563734054565">
                <text:p>0.482563734054565</text:p>
              </table:table-cell>
              <table:table-cell office:value-type="float" office:value="0.33921480178833">
                <text:p>0.339214801788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4719839096069">
                <text:p>0.894719839096069</text:p>
              </table:table-cell>
              <table:table-cell office:value-type="float" office:value="0.694740295410156">
                <text:p>0.694740295410156</text:p>
              </table:table-cell>
              <table:table-cell office:value-type="float" office:value="0.658735275268555">
                <text:p>0.658735275268555</text:p>
              </table:table-cell>
              <table:table-cell office:value-type="float" office:value="0.536524295806885">
                <text:p>0.536524295806885</text:p>
              </table:table-cell>
              <table:table-cell office:value-type="float" office:value="0.373546123504639">
                <text:p>0.373546123504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1804208755493">
                <text:p>1.01804208755493</text:p>
              </table:table-cell>
              <table:table-cell office:value-type="float" office:value="0.779194116592407">
                <text:p>0.779194116592407</text:p>
              </table:table-cell>
              <table:table-cell office:value-type="float" office:value="0.737568140029907">
                <text:p>0.737568140029907</text:p>
              </table:table-cell>
              <table:table-cell office:value-type="float" office:value="0.597562789916992">
                <text:p>0.597562789916992</text:p>
              </table:table-cell>
              <table:table-cell office:value-type="float" office:value="0.419456243515015">
                <text:p>0.419456243515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9505486488342">
                <text:p>1.09505486488342</text:p>
              </table:table-cell>
              <table:table-cell office:value-type="float" office:value="0.832617282867432">
                <text:p>0.832617282867432</text:p>
              </table:table-cell>
              <table:table-cell office:value-type="float" office:value="0.788203716278076">
                <text:p>0.788203716278076</text:p>
              </table:table-cell>
              <table:table-cell office:value-type="float" office:value="0.637648105621338">
                <text:p>0.637648105621338</text:p>
              </table:table-cell>
              <table:table-cell office:value-type="float" office:value="0.448514699935913">
                <text:p>0.448514699935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711660861969">
                <text:p>1.2711660861969</text:p>
              </table:table-cell>
              <table:table-cell office:value-type="float" office:value="0.958449125289917">
                <text:p>0.958449125289917</text:p>
              </table:table-cell>
              <table:table-cell office:value-type="float" office:value="0.909211158752441">
                <text:p>0.909211158752441</text:p>
              </table:table-cell>
              <table:table-cell office:value-type="float" office:value="0.735077142715454">
                <text:p>0.735077142715454</text:p>
              </table:table-cell>
              <table:table-cell office:value-type="float" office:value="0.516564607620239">
                <text:p>0.516564607620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3660268783569">
                <text:p>1.83660268783569</text:p>
              </table:table-cell>
              <table:table-cell office:value-type="float" office:value="1.39908409118652">
                <text:p>1.39908409118652</text:p>
              </table:table-cell>
              <table:table-cell office:value-type="float" office:value="1.33080577850342">
                <text:p>1.33080577850342</text:p>
              </table:table-cell>
              <table:table-cell office:value-type="float" office:value="1.08656167984009">
                <text:p>1.08656167984009</text:p>
              </table:table-cell>
              <table:table-cell office:value-type="float" office:value="0.785697937011719">
                <text:p>0.785697937011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8620185852051">
                <text:p>1.88620185852051</text:p>
              </table:table-cell>
              <table:table-cell office:value-type="float" office:value="1.43416833877563">
                <text:p>1.43416833877563</text:p>
              </table:table-cell>
              <table:table-cell office:value-type="float" office:value="1.36423683166504">
                <text:p>1.36423683166504</text:p>
              </table:table-cell>
              <table:table-cell office:value-type="float" office:value="1.11346316337585">
                <text:p>1.11346316337585</text:p>
              </table:table-cell>
              <table:table-cell office:value-type="float" office:value="0.804806470870972">
                <text:p>0.8048064708709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3536887168884">
                <text:p>2.33536887168884</text:p>
              </table:table-cell>
              <table:table-cell office:value-type="float" office:value="1.77741503715515">
                <text:p>1.77741503715515</text:p>
              </table:table-cell>
              <table:table-cell office:value-type="float" office:value="1.68526768684387">
                <text:p>1.68526768684387</text:p>
              </table:table-cell>
              <table:table-cell office:value-type="float" office:value="1.38019013404846">
                <text:p>1.38019013404846</text:p>
              </table:table-cell>
              <table:table-cell office:value-type="float" office:value="1.00537919998169">
                <text:p>1.005379199981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6791701316834">
                <text:p>2.66791701316834</text:p>
              </table:table-cell>
              <table:table-cell office:value-type="float" office:value="2.0415313243866">
                <text:p>2.0415313243866</text:p>
              </table:table-cell>
              <table:table-cell office:value-type="float" office:value="1.93777060508728">
                <text:p>1.93777060508728</text:p>
              </table:table-cell>
              <table:table-cell office:value-type="float" office:value="1.587810754776">
                <text:p>1.587810754776</text:p>
              </table:table-cell>
              <table:table-cell office:value-type="float" office:value="1.15484046936035">
                <text:p>1.15484046936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829418182373">
                <text:p>11.7829418182373</text:p>
              </table:table-cell>
              <table:table-cell office:value-type="float" office:value="9.81120848655701">
                <text:p>9.81120848655701</text:p>
              </table:table-cell>
              <table:table-cell office:value-type="float" office:value="9.4966242313385">
                <text:p>9.4966242313385</text:p>
              </table:table-cell>
              <table:table-cell office:value-type="float" office:value="8.45058536529541">
                <text:p>8.45058536529541</text:p>
              </table:table-cell>
              <table:table-cell office:value-type="float" office:value="7.26564764976502">
                <text:p>7.265647649765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4525997638702">
                <text:p>12.4525997638702</text:p>
              </table:table-cell>
              <table:table-cell office:value-type="float" office:value="10.3276686668396">
                <text:p>10.3276686668396</text:p>
              </table:table-cell>
              <table:table-cell office:value-type="float" office:value="9.99336242675781">
                <text:p>9.99336242675781</text:p>
              </table:table-cell>
              <table:table-cell office:value-type="float" office:value="8.85299324989319">
                <text:p>8.85299324989319</text:p>
              </table:table-cell>
              <table:table-cell office:value-type="float" office:value="7.57483744621277">
                <text:p>7.574837446212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6607921123505">
                <text:p>12.6607921123505</text:p>
              </table:table-cell>
              <table:table-cell office:value-type="float" office:value="10.4849178791046">
                <text:p>10.4849178791046</text:p>
              </table:table-cell>
              <table:table-cell office:value-type="float" office:value="10.1433498859406">
                <text:p>10.1433498859406</text:p>
              </table:table-cell>
              <table:table-cell office:value-type="float" office:value="8.97305703163147">
                <text:p>8.97305703163147</text:p>
              </table:table-cell>
              <table:table-cell office:value-type="float" office:value="7.65642237663269">
                <text:p>7.65642237663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7939329147339">
                <text:p>12.7939329147339</text:p>
              </table:table-cell>
              <table:table-cell office:value-type="float" office:value="10.5791103839874">
                <text:p>10.5791103839874</text:p>
              </table:table-cell>
              <table:table-cell office:value-type="float" office:value="10.2312059402466">
                <text:p>10.2312059402466</text:p>
              </table:table-cell>
              <table:table-cell office:value-type="float" office:value="9.042396068573">
                <text:p>9.042396068573</text:p>
              </table:table-cell>
              <table:table-cell office:value-type="float" office:value="7.70778965950012">
                <text:p>7.70778965950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0558149814606">
                <text:p>13.0558149814606</text:p>
              </table:table-cell>
              <table:table-cell office:value-type="float" office:value="10.7600631713867">
                <text:p>10.7600631713867</text:p>
              </table:table-cell>
              <table:table-cell office:value-type="float" office:value="10.3984568119049">
                <text:p>10.3984568119049</text:p>
              </table:table-cell>
              <table:table-cell office:value-type="float" office:value="9.17402911186218">
                <text:p>9.17402911186218</text:p>
              </table:table-cell>
              <table:table-cell office:value-type="float" office:value="7.81209683418274">
                <text:p>7.812096834182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466584444046">
                <text:p>13.466584444046</text:p>
              </table:table-cell>
              <table:table-cell office:value-type="float" office:value="11.0740277767181">
                <text:p>11.0740277767181</text:p>
              </table:table-cell>
              <table:table-cell office:value-type="float" office:value="10.701958656311">
                <text:p>10.701958656311</text:p>
              </table:table-cell>
              <table:table-cell office:value-type="float" office:value="9.41860437393189">
                <text:p>9.41860437393189</text:p>
              </table:table-cell>
              <table:table-cell office:value-type="float" office:value="7.99536299705505">
                <text:p>7.995362997055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8536863327026">
                <text:p>15.8536863327026</text:p>
              </table:table-cell>
              <table:table-cell office:value-type="float" office:value="12.9790227413177">
                <text:p>12.9790227413177</text:p>
              </table:table-cell>
              <table:table-cell office:value-type="float" office:value="12.5789141654968">
                <text:p>12.5789141654968</text:p>
              </table:table-cell>
              <table:table-cell office:value-type="float" office:value="11.0003411769867">
                <text:p>11.0003411769867</text:p>
              </table:table-cell>
              <table:table-cell office:value-type="float" office:value="9.32571220397949">
                <text:p>9.325712203979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342572212219">
                <text:p>16.7342572212219</text:p>
              </table:table-cell>
              <table:table-cell office:value-type="float" office:value="13.6122703552246">
                <text:p>13.6122703552246</text:p>
              </table:table-cell>
              <table:table-cell office:value-type="float" office:value="13.195650100708">
                <text:p>13.195650100708</text:p>
              </table:table-cell>
              <table:table-cell office:value-type="float" office:value="11.498162984848">
                <text:p>11.498162984848</text:p>
              </table:table-cell>
              <table:table-cell office:value-type="float" office:value="9.72235441207886">
                <text:p>9.72235441207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2942435741425">
                <text:p>17.2942435741425</text:p>
              </table:table-cell>
              <table:table-cell office:value-type="float" office:value="14.0181601047516">
                <text:p>14.0181601047516</text:p>
              </table:table-cell>
              <table:table-cell office:value-type="float" office:value="13.5924558639526">
                <text:p>13.5924558639526</text:p>
              </table:table-cell>
              <table:table-cell office:value-type="float" office:value="11.8171672821045">
                <text:p>11.8171672821045</text:p>
              </table:table-cell>
              <table:table-cell office:value-type="float" office:value="9.96358704566956">
                <text:p>9.96358704566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7722432613373">
                <text:p>19.7722432613373</text:p>
              </table:table-cell>
              <table:table-cell office:value-type="float" office:value="16.0073580741882">
                <text:p>16.0073580741882</text:p>
              </table:table-cell>
              <table:table-cell office:value-type="float" office:value="15.5070204734802">
                <text:p>15.5070204734802</text:p>
              </table:table-cell>
              <table:table-cell office:value-type="float" office:value="13.4756565093994">
                <text:p>13.4756565093994</text:p>
              </table:table-cell>
              <table:table-cell office:value-type="float" office:value="11.3470878601074">
                <text:p>11.3470878601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274386882782">
                <text:p>20.274386882782</text:p>
              </table:table-cell>
              <table:table-cell office:value-type="float" office:value="16.3837728500366">
                <text:p>16.3837728500366</text:p>
              </table:table-cell>
              <table:table-cell office:value-type="float" office:value="15.859165430069">
                <text:p>15.859165430069</text:p>
              </table:table-cell>
              <table:table-cell office:value-type="float" office:value="13.7628734111786">
                <text:p>13.7628734111786</text:p>
              </table:table-cell>
              <table:table-cell office:value-type="float" office:value="11.5627665519714">
                <text:p>11.5627665519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8483870029449">
                <text:p>20.8483870029449</text:p>
              </table:table-cell>
              <table:table-cell office:value-type="float" office:value="16.8006446361542">
                <text:p>16.8006446361542</text:p>
              </table:table-cell>
              <table:table-cell office:value-type="float" office:value="16.2515728473663">
                <text:p>16.2515728473663</text:p>
              </table:table-cell>
              <table:table-cell office:value-type="float" office:value="14.0855693817139">
                <text:p>14.0855693817139</text:p>
              </table:table-cell>
              <table:table-cell office:value-type="float" office:value="11.803722858429">
                <text:p>11.8037228584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7342662811279">
                <text:p>21.7342662811279</text:p>
              </table:table-cell>
              <table:table-cell office:value-type="float" office:value="17.4749095439911">
                <text:p>17.4749095439911</text:p>
              </table:table-cell>
              <table:table-cell office:value-type="float" office:value="16.9088068008423">
                <text:p>16.9088068008423</text:p>
              </table:table-cell>
              <table:table-cell office:value-type="float" office:value="14.6160438060761">
                <text:p>14.6160438060761</text:p>
              </table:table-cell>
              <table:table-cell office:value-type="float" office:value="12.2235507965088">
                <text:p>12.2235507965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630670547485">
                <text:p>22.9630670547485</text:p>
              </table:table-cell>
              <table:table-cell office:value-type="float" office:value="18.4033749103546">
                <text:p>18.4033749103546</text:p>
              </table:table-cell>
              <table:table-cell office:value-type="float" office:value="17.784672498703">
                <text:p>17.784672498703</text:p>
              </table:table-cell>
              <table:table-cell office:value-type="float" office:value="15.3509736061096">
                <text:p>15.3509736061096</text:p>
              </table:table-cell>
              <table:table-cell office:value-type="float" office:value="12.8117098808289">
                <text:p>12.81170988082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1187860965729">
                <text:p>30.1187860965729</text:p>
              </table:table-cell>
              <table:table-cell office:value-type="float" office:value="24.6534235477448">
                <text:p>24.6534235477448</text:p>
              </table:table-cell>
              <table:table-cell office:value-type="float" office:value="23.9137849807739">
                <text:p>23.9137849807739</text:p>
              </table:table-cell>
              <table:table-cell office:value-type="float" office:value="20.8258728981018">
                <text:p>20.8258728981018</text:p>
              </table:table-cell>
              <table:table-cell office:value-type="float" office:value="17.7295441627502">
                <text:p>17.72954416275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.8740155696869">
                <text:p>30.8740155696869</text:p>
              </table:table-cell>
              <table:table-cell office:value-type="float" office:value="25.2354655265808">
                <text:p>25.2354655265808</text:p>
              </table:table-cell>
              <table:table-cell office:value-type="float" office:value="24.4715950489044">
                <text:p>24.4715950489044</text:p>
              </table:table-cell>
              <table:table-cell office:value-type="float" office:value="21.2705409526825">
                <text:p>21.2705409526825</text:p>
              </table:table-cell>
              <table:table-cell office:value-type="float" office:value="18.0795273780823">
                <text:p>18.07952737808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.334312915802">
                <text:p>31.334312915802</text:p>
              </table:table-cell>
              <table:table-cell office:value-type="float" office:value="25.5656328201294">
                <text:p>25.5656328201294</text:p>
              </table:table-cell>
              <table:table-cell office:value-type="float" office:value="24.792601108551">
                <text:p>24.792601108551</text:p>
              </table:table-cell>
              <table:table-cell office:value-type="float" office:value="21.5190453529358">
                <text:p>21.5190453529358</text:p>
              </table:table-cell>
              <table:table-cell office:value-type="float" office:value="18.2793436050415">
                <text:p>18.27934360504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5729224681854">
                <text:p>31.5729224681854</text:p>
              </table:table-cell>
              <table:table-cell office:value-type="float" office:value="25.733108997345">
                <text:p>25.733108997345</text:p>
              </table:table-cell>
              <table:table-cell office:value-type="float" office:value="24.9545013904572">
                <text:p>24.9545013904572</text:p>
              </table:table-cell>
              <table:table-cell office:value-type="float" office:value="21.6437859535217">
                <text:p>21.6437859535217</text:p>
              </table:table-cell>
              <table:table-cell office:value-type="float" office:value="18.3766393661499">
                <text:p>18.37663936614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9963643550873">
                <text:p>31.9963643550873</text:p>
              </table:table-cell>
              <table:table-cell office:value-type="float" office:value="26.0407981872559">
                <text:p>26.0407981872559</text:p>
              </table:table-cell>
              <table:table-cell office:value-type="float" office:value="25.2576239109039">
                <text:p>25.2576239109039</text:p>
              </table:table-cell>
              <table:table-cell office:value-type="float" office:value="21.8783407211304">
                <text:p>21.8783407211304</text:p>
              </table:table-cell>
              <table:table-cell office:value-type="float" office:value="18.5585765838623">
                <text:p>18.55857658386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8390240669251">
                <text:p>32.8390240669251</text:p>
              </table:table-cell>
              <table:table-cell office:value-type="float" office:value="26.6881196498871">
                <text:p>26.6881196498871</text:p>
              </table:table-cell>
              <table:table-cell office:value-type="float" office:value="25.8774378299713">
                <text:p>25.8774378299713</text:p>
              </table:table-cell>
              <table:table-cell office:value-type="float" office:value="22.3812594413757">
                <text:p>22.3812594413757</text:p>
              </table:table-cell>
              <table:table-cell office:value-type="float" office:value="18.9479188919067">
                <text:p>18.94791889190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4588627815247">
                <text:p>33.4588627815247</text:p>
              </table:table-cell>
              <table:table-cell office:value-type="float" office:value="27.1329162120819">
                <text:p>27.1329162120819</text:p>
              </table:table-cell>
              <table:table-cell office:value-type="float" office:value="26.3065845966339">
                <text:p>26.3065845966339</text:p>
              </table:table-cell>
              <table:table-cell office:value-type="float" office:value="22.7227866649628">
                <text:p>22.7227866649628</text:p>
              </table:table-cell>
              <table:table-cell office:value-type="float" office:value="19.2103588581085">
                <text:p>19.21035885810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.1689598560333">
                <text:p>35.1689598560333</text:p>
              </table:table-cell>
              <table:table-cell office:value-type="float" office:value="28.5437386035919">
                <text:p>28.5437386035919</text:p>
              </table:table-cell>
              <table:table-cell office:value-type="float" office:value="27.6519627571106">
                <text:p>27.6519627571106</text:p>
              </table:table-cell>
              <table:table-cell office:value-type="float" office:value="23.8327429294586">
                <text:p>23.8327429294586</text:p>
              </table:table-cell>
              <table:table-cell office:value-type="float" office:value="20.1399745941162">
                <text:p>20.13997459411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.3959288597107">
                <text:p>37.3959288597107</text:p>
              </table:table-cell>
              <table:table-cell office:value-type="float" office:value="30.2875399589539">
                <text:p>30.2875399589539</text:p>
              </table:table-cell>
              <table:table-cell office:value-type="float" office:value="29.2984943389893">
                <text:p>29.2984943389893</text:p>
              </table:table-cell>
              <table:table-cell office:value-type="float" office:value="25.2146329879761">
                <text:p>25.2146329879761</text:p>
              </table:table-cell>
              <table:table-cell office:value-type="float" office:value="21.3158679008484">
                <text:p>21.3158679008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.4818897247314">
                <text:p>37.4818897247314</text:p>
              </table:table-cell>
              <table:table-cell office:value-type="float" office:value="30.3482813835144">
                <text:p>30.3482813835144</text:p>
              </table:table-cell>
              <table:table-cell office:value-type="float" office:value="29.3554282188416">
                <text:p>29.3554282188416</text:p>
              </table:table-cell>
              <table:table-cell office:value-type="float" office:value="25.259450674057">
                <text:p>25.259450674057</text:p>
              </table:table-cell>
              <table:table-cell office:value-type="float" office:value="21.3483788967133">
                <text:p>21.34837889671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1262607574463">
                <text:p>39.1262607574463</text:p>
              </table:table-cell>
              <table:table-cell office:value-type="float" office:value="31.6481606960297">
                <text:p>31.6481606960297</text:p>
              </table:table-cell>
              <table:table-cell office:value-type="float" office:value="30.6042273044586">
                <text:p>30.6042273044586</text:p>
              </table:table-cell>
              <table:table-cell office:value-type="float" office:value="26.2885620594025">
                <text:p>26.2885620594025</text:p>
              </table:table-cell>
              <table:table-cell office:value-type="float" office:value="22.2105524539948">
                <text:p>22.21055245399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4226887226105">
                <text:p>45.4226887226105</text:p>
              </table:table-cell>
              <table:table-cell office:value-type="float" office:value="36.8821475505829">
                <text:p>36.8821475505829</text:p>
              </table:table-cell>
              <table:table-cell office:value-type="float" office:value="35.7771940231323">
                <text:p>35.7771940231323</text:p>
              </table:table-cell>
              <table:table-cell office:value-type="float" office:value="30.8477971553803">
                <text:p>30.8477971553803</text:p>
              </table:table-cell>
              <table:table-cell office:value-type="float" office:value="26.3157901763916">
                <text:p>26.31579017639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6389257907867">
                <text:p>45.6389257907867</text:p>
              </table:table-cell>
              <table:table-cell office:value-type="float" office:value="37.0319056510925">
                <text:p>37.0319056510925</text:p>
              </table:table-cell>
              <table:table-cell office:value-type="float" office:value="35.9212572574616">
                <text:p>35.9212572574616</text:p>
              </table:table-cell>
              <table:table-cell office:value-type="float" office:value="30.9627108573914">
                <text:p>30.9627108573914</text:p>
              </table:table-cell>
              <table:table-cell office:value-type="float" office:value="26.4005854129791">
                <text:p>26.40058541297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.5319046974182">
                <text:p>46.5319046974182</text:p>
              </table:table-cell>
              <table:table-cell office:value-type="float" office:value="37.7003557682037">
                <text:p>37.7003557682037</text:p>
              </table:table-cell>
              <table:table-cell office:value-type="float" office:value="36.5727601051331">
                <text:p>36.5727601051331</text:p>
              </table:table-cell>
              <table:table-cell office:value-type="float" office:value="31.4861979484558">
                <text:p>31.4861979484558</text:p>
              </table:table-cell>
              <table:table-cell office:value-type="float" office:value="26.8235032558441">
                <text:p>26.82350325584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.3526439666748">
                <text:p>47.3526439666748</text:p>
              </table:table-cell>
              <table:table-cell office:value-type="float" office:value="38.3131537437439">
                <text:p>38.3131537437439</text:p>
              </table:table-cell>
              <table:table-cell office:value-type="float" office:value="37.1619954109192">
                <text:p>37.1619954109192</text:p>
              </table:table-cell>
              <table:table-cell office:value-type="float" office:value="31.9649021625519">
                <text:p>31.9649021625519</text:p>
              </table:table-cell>
              <table:table-cell office:value-type="float" office:value="27.2051331996918">
                <text:p>27.20513319969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4873757362366">
                <text:p>48.4873757362366</text:p>
              </table:table-cell>
              <table:table-cell office:value-type="float" office:value="39.1909129619598">
                <text:p>39.1909129619598</text:p>
              </table:table-cell>
              <table:table-cell office:value-type="float" office:value="38.012088060379">
                <text:p>38.012088060379</text:p>
              </table:table-cell>
              <table:table-cell office:value-type="float" office:value="32.6731331348419">
                <text:p>32.6731331348419</text:p>
              </table:table-cell>
              <table:table-cell office:value-type="float" office:value="27.7838799953461">
                <text:p>27.78387999534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6725950241089">
                <text:p>49.6725950241089</text:p>
              </table:table-cell>
              <table:table-cell office:value-type="float" office:value="40.067302942276">
                <text:p>40.067302942276</text:p>
              </table:table-cell>
              <table:table-cell office:value-type="float" office:value="38.8544285297394">
                <text:p>38.8544285297394</text:p>
              </table:table-cell>
              <table:table-cell office:value-type="float" office:value="33.3661208152771">
                <text:p>33.3661208152771</text:p>
              </table:table-cell>
              <table:table-cell office:value-type="float" office:value="28.3389456272125">
                <text:p>28.3389456272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.2094328403473">
                <text:p>52.2094328403473</text:p>
              </table:table-cell>
              <table:table-cell office:value-type="float" office:value="42.0821964740753">
                <text:p>42.0821964740753</text:p>
              </table:table-cell>
              <table:table-cell office:value-type="float" office:value="40.8007180690765">
                <text:p>40.8007180690765</text:p>
              </table:table-cell>
              <table:table-cell office:value-type="float" office:value="35.0267870426178">
                <text:p>35.0267870426178</text:p>
              </table:table-cell>
              <table:table-cell office:value-type="float" office:value="29.7700493335724">
                <text:p>29.77004933357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5953118801117">
                <text:p>53.5953118801117</text:p>
              </table:table-cell>
              <table:table-cell office:value-type="float" office:value="43.1064393520355">
                <text:p>43.1064393520355</text:p>
              </table:table-cell>
              <table:table-cell office:value-type="float" office:value="41.7839624881744">
                <text:p>41.7839624881744</text:p>
              </table:table-cell>
              <table:table-cell office:value-type="float" office:value="35.8263669013977">
                <text:p>35.8263669013977</text:p>
              </table:table-cell>
              <table:table-cell office:value-type="float" office:value="30.4379599094391">
                <text:p>30.43795990943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.8016722202301">
                <text:p>55.8016722202301</text:p>
              </table:table-cell>
              <table:table-cell office:value-type="float" office:value="44.8335824012756">
                <text:p>44.8335824012756</text:p>
              </table:table-cell>
              <table:table-cell office:value-type="float" office:value="43.463027715683">
                <text:p>43.463027715683</text:p>
              </table:table-cell>
              <table:table-cell office:value-type="float" office:value="37.2445404529572">
                <text:p>37.2445404529572</text:p>
              </table:table-cell>
              <table:table-cell office:value-type="float" office:value="31.6504979133606">
                <text:p>31.65049791336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.6455273628235">
                <text:p>59.6455273628235</text:p>
              </table:table-cell>
              <table:table-cell office:value-type="float" office:value="47.8953423500061">
                <text:p>47.8953423500061</text:p>
              </table:table-cell>
              <table:table-cell office:value-type="float" office:value="46.4954438209534">
                <text:p>46.4954438209534</text:p>
              </table:table-cell>
              <table:table-cell office:value-type="float" office:value="39.8008968830109">
                <text:p>39.8008968830109</text:p>
              </table:table-cell>
              <table:table-cell office:value-type="float" office:value="33.8755929470062">
                <text:p>33.8755929470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0200533866882">
                <text:p>63.0200533866882</text:p>
              </table:table-cell>
              <table:table-cell office:value-type="float" office:value="50.5976738929749">
                <text:p>50.5976738929749</text:p>
              </table:table-cell>
              <table:table-cell office:value-type="float" office:value="49.1707384586334">
                <text:p>49.1707384586334</text:p>
              </table:table-cell>
              <table:table-cell office:value-type="float" office:value="42.0652558803558">
                <text:p>42.0652558803558</text:p>
              </table:table-cell>
              <table:table-cell office:value-type="float" office:value="35.8323266506195">
                <text:p>35.83232665061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.0827193260193">
                <text:p>64.0827193260193</text:p>
              </table:table-cell>
              <table:table-cell office:value-type="float" office:value="51.3954153060913">
                <text:p>51.3954153060913</text:p>
              </table:table-cell>
              <table:table-cell office:value-type="float" office:value="49.9270477294922">
                <text:p>49.9270477294922</text:p>
              </table:table-cell>
              <table:table-cell office:value-type="float" office:value="42.6807854175568">
                <text:p>42.6807854175568</text:p>
              </table:table-cell>
              <table:table-cell office:value-type="float" office:value="36.3223769664764">
                <text:p>36.32237696647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